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196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73.01pt" svg:height="209.82pt" svg:x="0.88pt" svg:y="131.1pt">
            <draw:object draw:notify-on-update-of-ranges="Sheet1.C2:Sheet1.C10 Sheet1.D2:Sheet1.D10 Sheet1.D2:Sheet1.D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65.64pt" svg:height="205.65pt" svg:x="382.93pt" svg:y="131.5pt">
            <draw:object draw:notify-on-update-of-ranges="Sheet1.E2:Sheet1.E10 Sheet1.F2:Sheet1.F10 Sheet1.F2:Sheet1.F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364.68pt" svg:height="205.11pt" svg:x="749.88pt" svg:y="133.77pt">
            <draw:object draw:notify-on-update-of-ranges="Sheet1.G2:Sheet1.G10 Sheet1.H2:Sheet1.H10 Sheet1.H2:Sheet1.H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373.01pt" svg:height="209.82pt" svg:x="0pt" svg:y="476.76pt">
            <draw:object draw:notify-on-update-of-ranges="Sheet1.C29:Sheet1.C37 Sheet1.D29:Sheet1.D37 Sheet1.D29:Sheet1.D37 Sheet1.J29:Sheet1.J37 Sheet1.K29:Sheet1.K37 Sheet1.K29:Sheet1.K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365.64pt" svg:height="205.65pt" svg:x="375.42pt" svg:y="475.68pt">
            <draw:object draw:notify-on-update-of-ranges="Sheet1.E29:Sheet1.E37 Sheet1.F29:Sheet1.F37 Sheet1.F29:Sheet1.F37 Sheet1.L29:Sheet1.L37 Sheet1.M29:Sheet1.M37 Sheet1.M29:Sheet1.M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364.68pt" svg:height="205.11pt" svg:x="742.25pt" svg:y="474.43pt">
            <draw:object draw:notify-on-update-of-ranges="Sheet1.G29:Sheet1.G37 Sheet1.H29:Sheet1.H37 Sheet1.H29:Sheet1.H37 Sheet1.N29:Sheet1.N37 Sheet1.O29:Sheet1.O37 Sheet1.O29:Sheet1.O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14"/>
        <table:table-column table:style-name="co5" table:number-columns-repeated="2" table:default-cell-style-name="ce18"/>
        <table:table-column table:style-name="co2" table:number-columns-repeated="17" table:default-cell-style-name="Default"/>
        <table:table-row table:style-name="ro1">
          <table:table-cell/>
          <table:table-cell table:style-name="ce8" office:value-type="float" office:value="2017" calcext:value-type="float">
            <text:p>2017</text:p>
          </table:table-cell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9"/>
          <table:table-cell table:number-columns-repeated="13"/>
          <table:table-cell table:style-name="ce8" table:number-columns-repeated="2"/>
          <table:table-cell table:style-name="ce16"/>
          <table:table-cell table:style-name="ce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sMC</text:p>
          </table:table-cell>
          <table:table-cell table:style-name="ce14" office:value-type="float" office:value="47.1988" calcext:value-type="float">
            <text:p>47.2</text:p>
          </table:table-cell>
          <table:table-cell table:style-name="ce14" office:value-type="float" office:value="0.0822263" calcext:value-type="float">
            <text:p>0.1</text:p>
          </table:table-cell>
          <table:table-cell office:value-type="float" office:value="31.4442" calcext:value-type="float">
            <text:p>31.4</text:p>
          </table:table-cell>
          <table:table-cell office:value-type="float" office:value="0.111314" calcext:value-type="float">
            <text:p>0.1</text:p>
          </table:table-cell>
          <table:table-cell table:style-name="ce14" office:value-type="float" office:value="6.50053" calcext:value-type="float">
            <text:p>6.5</text:p>
          </table:table-cell>
          <table:table-cell table:style-name="ce14" office:value-type="float" office:value="0.0788099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uMC</text:p>
          </table:table-cell>
          <table:table-cell table:style-name="ce14" office:value-type="float" office:value="44.8936" calcext:value-type="float">
            <text:p>44.9</text:p>
          </table:table-cell>
          <table:table-cell table:style-name="ce14" office:value-type="float" office:value="0.122432" calcext:value-type="float">
            <text:p>0.1</text:p>
          </table:table-cell>
          <table:table-cell office:value-type="float" office:value="32.4" calcext:value-type="float">
            <text:p>32.4</text:p>
          </table:table-cell>
          <table:table-cell office:value-type="float" office:value="0.17189" calcext:value-type="float">
            <text:p>0.2</text:p>
          </table:table-cell>
          <table:table-cell table:style-name="ce14" office:value-type="float" office:value="5.58137" calcext:value-type="float">
            <text:p>5.6</text:p>
          </table:table-cell>
          <table:table-cell table:style-name="ce14" office:value-type="float" office:value="0.109896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/>
          <table:table-cell table:style-name="ce8" office:value-type="string" calcext:value-type="string">
            <text:p>BuMC_old</text:p>
          </table:table-cell>
          <table:table-cell table:style-name="ce14" office:value-type="float" office:value="45.7634" calcext:value-type="float">
            <text:p>45.8</text:p>
          </table:table-cell>
          <table:table-cell table:style-name="ce14" office:value-type="float" office:value="0.142473" calcext:value-type="float">
            <text:p>0.1</text:p>
          </table:table-cell>
          <table:table-cell office:value-type="float" office:value="31.1044" calcext:value-type="float">
            <text:p>31.1</text:p>
          </table:table-cell>
          <table:table-cell office:value-type="float" office:value="0.195693" calcext:value-type="float">
            <text:p>0.2</text:p>
          </table:table-cell>
          <table:table-cell table:style-name="ce14" office:value-type="float" office:value="6.53585" calcext:value-type="float">
            <text:p>6.5</text:p>
          </table:table-cell>
          <table:table-cell table:style-name="ce14" office:value-type="float" office:value="0.136898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/>
          <table:table-cell table:style-name="ce8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h2017C</text:p>
          </table:table-cell>
          <table:table-cell table:style-name="ce14" office:value-type="float" office:value="48.4499" calcext:value-type="float">
            <text:p>48.4</text:p>
          </table:table-cell>
          <table:table-cell table:style-name="ce14" office:value-type="float" office:value="0.239141" calcext:value-type="float">
            <text:p>0.2</text:p>
          </table:table-cell>
          <table:table-cell office:value-type="float" office:value="30.3155" calcext:value-type="float">
            <text:p>30.3</text:p>
          </table:table-cell>
          <table:table-cell office:value-type="float" office:value="0.312644" calcext:value-type="float">
            <text:p>0.3</text:p>
          </table:table-cell>
          <table:table-cell table:style-name="ce14" office:value-type="float" office:value="7.50935" calcext:value-type="float">
            <text:p>7.5</text:p>
          </table:table-cell>
          <table:table-cell table:style-name="ce14" office:value-type="float" office:value="0.232636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h2017D</text:p>
          </table:table-cell>
          <table:table-cell table:style-name="ce14" office:value-type="float" office:value="48.1898" calcext:value-type="float">
            <text:p>48.2</text:p>
          </table:table-cell>
          <table:table-cell table:style-name="ce14" office:value-type="float" office:value="0.351745" calcext:value-type="float">
            <text:p>0.4</text:p>
          </table:table-cell>
          <table:table-cell office:value-type="float" office:value="31.0462" calcext:value-type="float">
            <text:p>31.0</text:p>
          </table:table-cell>
          <table:table-cell office:value-type="float" office:value="0.482011" calcext:value-type="float">
            <text:p>0.5</text:p>
          </table:table-cell>
          <table:table-cell table:style-name="ce14" office:value-type="float" office:value="6.92478" calcext:value-type="float">
            <text:p>6.9</text:p>
          </table:table-cell>
          <table:table-cell table:style-name="ce14" office:value-type="float" office:value="0.338748" calcext:value-type="float">
            <text:p>0.3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h2017E</text:p>
          </table:table-cell>
          <table:table-cell table:style-name="ce14" office:value-type="float" office:value="45.053" calcext:value-type="float">
            <text:p>45.1</text:p>
          </table:table-cell>
          <table:table-cell table:style-name="ce14" office:value-type="float" office:value="0.24572" calcext:value-type="float">
            <text:p>0.2</text:p>
          </table:table-cell>
          <table:table-cell office:value-type="float" office:value="30.4284" calcext:value-type="float">
            <text:p>30.4</text:p>
          </table:table-cell>
          <table:table-cell office:value-type="float" office:value="0.34238" calcext:value-type="float">
            <text:p>0.3</text:p>
          </table:table-cell>
          <table:table-cell table:style-name="ce14" office:value-type="float" office:value="6.90299" calcext:value-type="float">
            <text:p>6.9</text:p>
          </table:table-cell>
          <table:table-cell table:style-name="ce14" office:value-type="float" office:value="0.233341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ch2017F</text:p>
          </table:table-cell>
          <table:table-cell table:style-name="ce14" office:value-type="float" office:value="43.2807" calcext:value-type="float">
            <text:p>43.3</text:p>
          </table:table-cell>
          <table:table-cell table:style-name="ce14" office:value-type="float" office:value="0.229519" calcext:value-type="float">
            <text:p>0.2</text:p>
          </table:table-cell>
          <table:table-cell office:value-type="float" office:value="31.4372" calcext:value-type="float">
            <text:p>31.4</text:p>
          </table:table-cell>
          <table:table-cell office:value-type="float" office:value="0.354667" calcext:value-type="float">
            <text:p>0.4</text:p>
          </table:table-cell>
          <table:table-cell table:style-name="ce14" office:value-type="float" office:value="5.96542" calcext:value-type="float">
            <text:p>6.0</text:p>
          </table:table-cell>
          <table:table-cell table:style-name="ce14" office:value-type="float" office:value="0.215947" calcext:value-type="float">
            <text:p>0.2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ch2017</text:p>
          </table:table-cell>
          <table:table-cell table:style-name="ce14" office:value-type="float" office:value="45.7584" calcext:value-type="float">
            <text:p>45.8</text:p>
          </table:table-cell>
          <table:table-cell table:style-name="ce14" office:value-type="float" office:value="0.131349" calcext:value-type="float">
            <text:p>0.1</text:p>
          </table:table-cell>
          <table:table-cell office:value-type="float" office:value="30.7272" calcext:value-type="float">
            <text:p>30.7</text:p>
          </table:table-cell>
          <table:table-cell office:value-type="float" office:value="0.181272" calcext:value-type="float">
            <text:p>0.2</text:p>
          </table:table-cell>
          <table:table-cell table:style-name="ce14" office:value-type="float" office:value="6.79859" calcext:value-type="float">
            <text:p>6.8</text:p>
          </table:table-cell>
          <table:table-cell table:style-name="ce14" office:value-type="float" office:value="0.124509" calcext:value-type="float">
            <text:p>0.1</text:p>
          </table:table-cell>
          <table:table-cell table:number-columns-repeated="13"/>
          <table:table-cell table:style-name="ce3"/>
          <table:table-cell table:style-name="ce14" table:number-columns-repeated="3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17"/>
        </table:table-row>
        <table:table-row table:style-name="ro1">
          <table:table-cell table:style-name="Default" table:number-columns-repeated="8"/>
          <table:table-cell table:style-name="ce3"/>
          <table:table-cell table:number-columns-repeated="16"/>
        </table:table-row>
        <table:table-row table:style-name="ro1" table:number-rows-repeated="11">
          <table:table-cell table:style-name="Default" table:number-columns-repeated="8"/>
          <table:table-cell table:number-columns-repeated="17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21" office:value-type="string" calcext:value-type="string" table:number-columns-spanned="2" table:number-rows-spanned="1">
            <text:p>muoPt&gt;4</text:p>
          </table:table-cell>
          <table:covered-table-cell/>
          <table:table-cell table:number-columns-repeated="12"/>
        </table:table-row>
        <table:table-row table:style-name="ro1">
          <table:table-cell table:style-name="Default"/>
          <table:table-cell table:style-name="ce8" office:value-type="float" office:value="2018" calcext:value-type="float">
            <text:p>2018</text:p>
          </table:table-cell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9"/>
          <table:table-cell/>
          <table:table-cell table:style-name="ce11" office:value-type="string" calcext:value-type="string" table:number-columns-spanned="2" table:number-rows-spanned="1">
            <text:p>Eff % +-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Mistag % +-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ower % +-</text:p>
          </table:table-cell>
          <table:covered-table-cell table:style-name="ce19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sMC</text:p>
          </table:table-cell>
          <table:table-cell table:style-name="ce14" office:value-type="float" office:value="50.141" calcext:value-type="float">
            <text:p>50.1</text:p>
          </table:table-cell>
          <table:table-cell table:style-name="ce14" office:value-type="float" office:value="0.0942469" calcext:value-type="float">
            <text:p>0.1</text:p>
          </table:table-cell>
          <table:table-cell office:value-type="float" office:value="32.3876" calcext:value-type="float">
            <text:p>32.4</text:p>
          </table:table-cell>
          <table:table-cell office:value-type="float" office:value="0.124567" calcext:value-type="float">
            <text:p>0.1</text:p>
          </table:table-cell>
          <table:table-cell table:style-name="ce14" office:value-type="float" office:value="6.22142" calcext:value-type="float">
            <text:p>6.2</text:p>
          </table:table-cell>
          <table:table-cell table:style-name="ce14" office:value-type="float" office:value="0.0887782" calcext:value-type="float">
            <text:p>0.1</text:p>
          </table:table-cell>
          <table:table-cell/>
          <table:table-cell table:style-name="ce14" office:value-type="float" office:value="40.3481" calcext:value-type="float">
            <text:p>40.3</text:p>
          </table:table-cell>
          <table:table-cell table:style-name="ce14" office:value-type="float" office:value="0.0891143" calcext:value-type="float">
            <text:p>0.1</text:p>
          </table:table-cell>
          <table:table-cell table:style-name="ce14" office:value-type="float" office:value="29.2085" calcext:value-type="float">
            <text:p>29.2</text:p>
          </table:table-cell>
          <table:table-cell table:style-name="ce14" office:value-type="float" office:value="0.147595" calcext:value-type="float">
            <text:p>0.1</text:p>
          </table:table-cell>
          <table:table-cell table:style-name="ce14" office:value-type="float" office:value="6.97678" calcext:value-type="float">
            <text:p>7.0</text:p>
          </table:table-cell>
          <table:table-cell table:style-name="ce14" office:value-type="float" office:value="0.100245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sDG0MC</text:p>
          </table:table-cell>
          <table:table-cell table:style-name="ce14" office:value-type="float" office:value="50.4954" calcext:value-type="float">
            <text:p>50.5</text:p>
          </table:table-cell>
          <table:table-cell table:style-name="ce14" office:value-type="float" office:value="0.0632867" calcext:value-type="float">
            <text:p>0.1</text:p>
          </table:table-cell>
          <table:table-cell office:value-type="float" office:value="31.2306" calcext:value-type="float">
            <text:p>31.2</text:p>
          </table:table-cell>
          <table:table-cell office:value-type="float" office:value="0.0825517" calcext:value-type="float">
            <text:p>0.1</text:p>
          </table:table-cell>
          <table:table-cell table:style-name="ce14" office:value-type="float" office:value="7.11558" calcext:value-type="float">
            <text:p>7.1</text:p>
          </table:table-cell>
          <table:table-cell table:style-name="ce14" office:value-type="float" office:value="0.0632239" calcext:value-type="float">
            <text:p>0.1</text:p>
          </table:table-cell>
          <table:table-cell/>
          <table:table-cell table:style-name="ce14" office:value-type="float" office:value="40.7647" calcext:value-type="float">
            <text:p>40.8</text:p>
          </table:table-cell>
          <table:table-cell table:style-name="ce14" office:value-type="float" office:value="0.059991" calcext:value-type="float">
            <text:p>0.1</text:p>
          </table:table-cell>
          <table:table-cell table:style-name="ce14" office:value-type="float" office:value="28.0981" calcext:value-type="float">
            <text:p>28.1</text:p>
          </table:table-cell>
          <table:table-cell table:style-name="ce14" office:value-type="float" office:value="0.0974761" calcext:value-type="float">
            <text:p>0.1</text:p>
          </table:table-cell>
          <table:table-cell table:style-name="ce14" office:value-type="float" office:value="7.8218" calcext:value-type="float">
            <text:p>7.8</text:p>
          </table:table-cell>
          <table:table-cell table:style-name="ce14" office:value-type="float" office:value="0.0705682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uMC</text:p>
          </table:table-cell>
          <table:table-cell table:style-name="ce14" office:value-type="float" office:value="48.6325" calcext:value-type="float">
            <text:p>48.6</text:p>
          </table:table-cell>
          <table:table-cell table:style-name="ce14" office:value-type="float" office:value="0.119025" calcext:value-type="float">
            <text:p>0.1</text:p>
          </table:table-cell>
          <table:table-cell office:value-type="float" office:value="32.5027" calcext:value-type="float">
            <text:p>32.5</text:p>
          </table:table-cell>
          <table:table-cell office:value-type="float" office:value="0.159945" calcext:value-type="float">
            <text:p>0.2</text:p>
          </table:table-cell>
          <table:table-cell table:style-name="ce14" office:value-type="float" office:value="5.95563" calcext:value-type="float">
            <text:p>6.0</text:p>
          </table:table-cell>
          <table:table-cell table:style-name="ce14" office:value-type="float" office:value="0.109854" calcext:value-type="float">
            <text:p>0.1</text:p>
          </table:table-cell>
          <table:table-cell/>
          <table:table-cell table:style-name="ce14" office:value-type="float" office:value="38.1596" calcext:value-type="float">
            <text:p>38.2</text:p>
          </table:table-cell>
          <table:table-cell table:style-name="ce14" office:value-type="float" office:value="0.110805" calcext:value-type="float">
            <text:p>0.1</text:p>
          </table:table-cell>
          <table:table-cell table:style-name="ce14" office:value-type="float" office:value="28.9167" calcext:value-type="float">
            <text:p>28.9</text:p>
          </table:table-cell>
          <table:table-cell table:style-name="ce14" office:value-type="float" office:value="0.191769" calcext:value-type="float">
            <text:p>0.2</text:p>
          </table:table-cell>
          <table:table-cell table:style-name="ce14" office:value-type="float" office:value="6.78484" calcext:value-type="float">
            <text:p>6.8</text:p>
          </table:table-cell>
          <table:table-cell table:style-name="ce14" office:value-type="float" office:value="0.12499" calcext:value-type="float">
            <text:p>0.1</text:p>
          </table:table-cell>
          <table:table-cell table:number-columns-repeated="10"/>
        </table:table-row>
        <table:table-row table:style-name="ro1">
          <table:table-cell/>
          <table:table-cell table:style-name="ce8"/>
          <table:table-cell table:style-name="ce14" table:number-columns-repeated="2"/>
          <table:table-cell table:number-columns-repeated="2"/>
          <table:table-cell table:style-name="ce14" table:number-columns-repeated="2"/>
          <table:table-cell/>
          <table:table-cell table:style-name="ce14" table:number-columns-repeated="6"/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ch2018A</text:p>
          </table:table-cell>
          <table:table-cell table:style-name="ce14" office:value-type="float" office:value="46.8121" calcext:value-type="float">
            <text:p>46.8</text:p>
          </table:table-cell>
          <table:table-cell table:style-name="ce14" office:value-type="float" office:value="0.220819" calcext:value-type="float">
            <text:p>0.2</text:p>
          </table:table-cell>
          <table:table-cell office:value-type="float" office:value="31.6224" calcext:value-type="float">
            <text:p>31.6</text:p>
          </table:table-cell>
          <table:table-cell office:value-type="float" office:value="0.300403" calcext:value-type="float">
            <text:p>0.3</text:p>
          </table:table-cell>
          <table:table-cell table:style-name="ce14" office:value-type="float" office:value="6.32407" calcext:value-type="float">
            <text:p>6.3</text:p>
          </table:table-cell>
          <table:table-cell table:style-name="ce14" office:value-type="float" office:value="0.200268" calcext:value-type="float">
            <text:p>0.2</text:p>
          </table:table-cell>
          <table:table-cell/>
          <table:table-cell table:style-name="ce14" office:value-type="float" office:value="36.8151" calcext:value-type="float">
            <text:p>36.8</text:p>
          </table:table-cell>
          <table:table-cell table:style-name="ce14" office:value-type="float" office:value="0.225362" calcext:value-type="float">
            <text:p>0.2</text:p>
          </table:table-cell>
          <table:table-cell table:style-name="ce14" office:value-type="float" office:value="28.0494" calcext:value-type="float">
            <text:p>28.0</text:p>
          </table:table-cell>
          <table:table-cell table:style-name="ce14" office:value-type="float" office:value="0.31761" calcext:value-type="float">
            <text:p>0.3</text:p>
          </table:table-cell>
          <table:table-cell table:style-name="ce14" office:value-type="float" office:value="7.09544" calcext:value-type="float">
            <text:p>7.1</text:p>
          </table:table-cell>
          <table:table-cell table:style-name="ce14" office:value-type="float" office:value="0.204756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ch2018B</text:p>
          </table:table-cell>
          <table:table-cell table:style-name="ce14" office:value-type="float" office:value="51.0536" calcext:value-type="float">
            <text:p>51.1</text:p>
          </table:table-cell>
          <table:table-cell table:style-name="ce14" office:value-type="float" office:value="0.290956" calcext:value-type="float">
            <text:p>0.3</text:p>
          </table:table-cell>
          <table:table-cell office:value-type="float" office:value="31.2421" calcext:value-type="float">
            <text:p>31.2</text:p>
          </table:table-cell>
          <table:table-cell office:value-type="float" office:value="0.378085" calcext:value-type="float">
            <text:p>0.4</text:p>
          </table:table-cell>
          <table:table-cell table:style-name="ce14" office:value-type="float" office:value="7.18547" calcext:value-type="float">
            <text:p>7.2</text:p>
          </table:table-cell>
          <table:table-cell table:style-name="ce14" office:value-type="float" office:value="0.28266" calcext:value-type="float">
            <text:p>0.3</text:p>
          </table:table-cell>
          <table:table-cell/>
          <table:table-cell table:style-name="ce14" office:value-type="float" office:value="41.0437" calcext:value-type="float">
            <text:p>41.0</text:p>
          </table:table-cell>
          <table:table-cell table:style-name="ce14" office:value-type="float" office:value="0.308701" calcext:value-type="float">
            <text:p>0.3</text:p>
          </table:table-cell>
          <table:table-cell table:style-name="ce14" office:value-type="float" office:value="27.9642" calcext:value-type="float">
            <text:p>28.0</text:p>
          </table:table-cell>
          <table:table-cell table:style-name="ce14" office:value-type="float" office:value="0.444911" calcext:value-type="float">
            <text:p>0.4</text:p>
          </table:table-cell>
          <table:table-cell table:style-name="ce14" office:value-type="float" office:value="7.97191" calcext:value-type="float">
            <text:p>8.0</text:p>
          </table:table-cell>
          <table:table-cell table:style-name="ce14" office:value-type="float" office:value="0.311654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ch2018C</text:p>
          </table:table-cell>
          <table:table-cell table:style-name="ce14" office:value-type="float" office:value="51.289" calcext:value-type="float">
            <text:p>51.3</text:p>
          </table:table-cell>
          <table:table-cell table:style-name="ce14" office:value-type="float" office:value="0.313489" calcext:value-type="float">
            <text:p>0.3</text:p>
          </table:table-cell>
          <table:table-cell office:value-type="float" office:value="30.5052" calcext:value-type="float">
            <text:p>30.5</text:p>
          </table:table-cell>
          <table:table-cell office:value-type="float" office:value="0.405992" calcext:value-type="float">
            <text:p>0.4</text:p>
          </table:table-cell>
          <table:table-cell table:style-name="ce14" office:value-type="float" office:value="7.79687" calcext:value-type="float">
            <text:p>7.8</text:p>
          </table:table-cell>
          <table:table-cell table:style-name="ce14" office:value-type="float" office:value="0.316195" calcext:value-type="float">
            <text:p>0.3</text:p>
          </table:table-cell>
          <table:table-cell/>
          <table:table-cell table:style-name="ce14" office:value-type="float" office:value="41.6184" calcext:value-type="float">
            <text:p>41.6</text:p>
          </table:table-cell>
          <table:table-cell table:style-name="ce14" office:value-type="float" office:value="0.329452" calcext:value-type="float">
            <text:p>0.3</text:p>
          </table:table-cell>
          <table:table-cell table:style-name="ce14" office:value-type="float" office:value="26.9361" calcext:value-type="float">
            <text:p>26.9</text:p>
          </table:table-cell>
          <table:table-cell table:style-name="ce14" office:value-type="float" office:value="0.458426" calcext:value-type="float">
            <text:p>0.5</text:p>
          </table:table-cell>
          <table:table-cell table:style-name="ce14" office:value-type="float" office:value="8.85547" calcext:value-type="float">
            <text:p>8.9</text:p>
          </table:table-cell>
          <table:table-cell table:style-name="ce14" office:value-type="float" office:value="0.341978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ch2018D</text:p>
          </table:table-cell>
          <table:table-cell table:style-name="ce14" office:value-type="float" office:value="52.9492" calcext:value-type="float">
            <text:p>52.9</text:p>
          </table:table-cell>
          <table:table-cell table:style-name="ce14" office:value-type="float" office:value="0.147322" calcext:value-type="float">
            <text:p>0.1</text:p>
          </table:table-cell>
          <table:table-cell office:value-type="float" office:value="30.4433" calcext:value-type="float">
            <text:p>30.4</text:p>
          </table:table-cell>
          <table:table-cell office:value-type="float" office:value="0.185894" calcext:value-type="float">
            <text:p>0.2</text:p>
          </table:table-cell>
          <table:table-cell table:style-name="ce14" office:value-type="float" office:value="8.10049" calcext:value-type="float">
            <text:p>8.1</text:p>
          </table:table-cell>
          <table:table-cell table:style-name="ce14" office:value-type="float" office:value="0.150175" calcext:value-type="float">
            <text:p>0.2</text:p>
          </table:table-cell>
          <table:table-cell/>
          <table:table-cell table:style-name="ce14" office:value-type="float" office:value="43.3869" calcext:value-type="float">
            <text:p>43.4</text:p>
          </table:table-cell>
          <table:table-cell table:style-name="ce14" office:value-type="float" office:value="0.158682" calcext:value-type="float">
            <text:p>0.2</text:p>
          </table:table-cell>
          <table:table-cell table:style-name="ce14" office:value-type="float" office:value="27.3092" calcext:value-type="float">
            <text:p>27.3</text:p>
          </table:table-cell>
          <table:table-cell table:style-name="ce14" office:value-type="float" office:value="0.222315" calcext:value-type="float">
            <text:p>0.2</text:p>
          </table:table-cell>
          <table:table-cell table:style-name="ce14" office:value-type="float" office:value="8.93549" calcext:value-type="float">
            <text:p>8.9</text:p>
          </table:table-cell>
          <table:table-cell table:style-name="ce14" office:value-type="float" office:value="0.168791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ch2018</text:p>
          </table:table-cell>
          <table:table-cell table:style-name="ce14" office:value-type="float" office:value="51.0219" calcext:value-type="float">
            <text:p>51.0</text:p>
          </table:table-cell>
          <table:table-cell table:style-name="ce14" office:value-type="float" office:value="0.112278" calcext:value-type="float">
            <text:p>0.1</text:p>
          </table:table-cell>
          <table:table-cell office:value-type="float" office:value="30.7808" calcext:value-type="float">
            <text:p>30.8</text:p>
          </table:table-cell>
          <table:table-cell office:value-type="float" office:value="0.170743" calcext:value-type="float">
            <text:p>0.2</text:p>
          </table:table-cell>
          <table:table-cell table:style-name="ce14" office:value-type="float" office:value="7.53852" calcext:value-type="float">
            <text:p>7.5</text:p>
          </table:table-cell>
          <table:table-cell table:style-name="ce14" office:value-type="float" office:value="0.12668" calcext:value-type="float">
            <text:p>0.1</text:p>
          </table:table-cell>
          <table:table-cell/>
          <table:table-cell table:style-name="ce14" office:value-type="float" office:value="43.3869" calcext:value-type="float">
            <text:p>43.4</text:p>
          </table:table-cell>
          <table:table-cell table:style-name="ce14" office:value-type="float" office:value="0.158682" calcext:value-type="float">
            <text:p>0.2</text:p>
          </table:table-cell>
          <table:table-cell table:style-name="ce14" office:value-type="float" office:value="27.3092" calcext:value-type="float">
            <text:p>27.3</text:p>
          </table:table-cell>
          <table:table-cell table:style-name="ce14" office:value-type="float" office:value="0.222315" calcext:value-type="float">
            <text:p>0.2</text:p>
          </table:table-cell>
          <table:table-cell table:style-name="ce14" office:value-type="float" office:value="8.93549" calcext:value-type="float">
            <text:p>8.9</text:p>
          </table:table-cell>
          <table:table-cell table:style-name="ce14" office:value-type="float" office:value="0.168791" calcext:value-type="float">
            <text:p>0.2</text:p>
          </table:table-cell>
          <table:table-cell table:number-columns-repeated="10"/>
        </table:table-row>
        <table:table-row table:style-name="ro1">
          <table:table-cell table:style-name="Default" table:number-columns-repeated="8"/>
          <table:table-cell table:style-name="ce8"/>
          <table:table-cell table:number-columns-repeated="16"/>
        </table:table-row>
        <table:table-row table:style-name="ro1">
          <table:table-cell table:style-name="Default" table:number-columns-repeated="8"/>
          <table:table-cell table:style-name="ce3"/>
          <table:table-cell table:number-columns-repeated="16"/>
        </table:table-row>
        <table:table-row table:style-name="ro1" table:number-rows-repeated="2">
          <table:table-cell table:style-name="Default" table:number-columns-repeated="8"/>
          <table:table-cell table:style-name="ce20"/>
          <table:table-cell table:number-columns-repeated="16"/>
        </table:table-row>
        <table:table-row table:style-name="ro1">
          <table:table-cell table:style-name="Default" table:number-columns-repeated="8"/>
          <table:table-cell table:style-name="ce18"/>
          <table:table-cell table:number-columns-repeated="16"/>
        </table:table-row>
        <table:table-row table:style-name="ro1" table:number-rows-repeated="3">
          <table:table-cell table:style-name="Default" table:number-columns-repeated="8"/>
          <table:table-cell table:style-name="ce20"/>
          <table:table-cell table:number-columns-repeated="16"/>
        </table:table-row>
        <table:table-row table:style-name="ro1" table:number-rows-repeated="2">
          <table:table-cell table:style-name="Default" table:number-columns-repeated="8"/>
          <table:table-cell table:number-columns-repeated="17"/>
        </table:table-row>
        <table:table-row table:style-name="ro1" table:number-rows-repeated="9">
          <table:table-cell table:number-columns-repeated="25"/>
        </table:table-row>
        <table:table-row table:style-name="ro1">
          <table:table-cell table:style-name="Default" table:number-columns-repeated="8"/>
          <table:table-cell table:number-columns-repeated="17"/>
        </table:table-row>
        <table:table-row table:style-name="ro1" table:number-rows-repeated="1048518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row table:style-name="ro1">
          <table:table-cell office:value-type="string" calcext:value-type="string">
            <text:p>-------------------------------------------------------------------------------------------------------------------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]+[.E2])/[.E2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" calcext:value-type="float">
            <text:p>-0.26</text:p>
          </table:table-cell>
          <table:table-cell table:formula="of:=100*ABS([.H2]+[.I2])/[.I2]" office:value-type="float" office:value="-4.23076923076923" calcext:value-type="float">
            <text:p>-4.2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-0.546" calcext:value-type="float">
            <text:p>-0.546</text:p>
          </table:table-cell>
          <table:table-cell table:formula="of:=100*ABS([.L2]+[.M2])/[.M2]" office:value-type="float" office:value="-1.09890109890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3]+[.E3])/[.E3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" calcext:value-type="float">
            <text:p>-0.26</text:p>
          </table:table-cell>
          <table:table-cell table:formula="of:=100*ABS([.H3]+[.I3])/[.I3]" office:value-type="float" office:value="-4.61538461538462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8" calcext:value-type="float">
            <text:p>-0.548</text:p>
          </table:table-cell>
          <table:table-cell table:formula="of:=100*ABS([.L3]+[.M3])/[.M3]" office:value-type="float" office:value="-1.64233576642336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]+[.E4])/[.E4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9" calcext:value-type="float">
            <text:p>-0.259</text:p>
          </table:table-cell>
          <table:table-cell table:formula="of:=100*ABS([.H4]+[.I4])/[.I4]" office:value-type="float" office:value="-3.86100386100386" calcext:value-type="float">
            <text:p>-3.9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4]+[.M4])/[.M4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3" calcext:value-type="float">
            <text:p>-0.043</text:p>
          </table:table-cell>
          <table:table-cell table:formula="of:=100*ABS([.D5]+[.E5])/[.E5]" office:value-type="float" office:value="-6.97674418604652" calcext:value-type="float">
            <text:p>-7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3" calcext:value-type="float">
            <text:p>-0.263</text:p>
          </table:table-cell>
          <table:table-cell table:formula="of:=100*ABS([.H5]+[.I5])/[.I5]" office:value-type="float" office:value="-5.70342205323194" calcext:value-type="float">
            <text:p>-5.7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5]+[.M5])/[.M5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6]+[.E6])/[.E6]" office:value-type="float" office:value="-9.52380952380953" calcext:value-type="float">
            <text:p>-9.5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" calcext:value-type="float">
            <text:p>-0.26</text:p>
          </table:table-cell>
          <table:table-cell table:formula="of:=100*ABS([.H6]+[.I6])/[.I6]" office:value-type="float" office:value="-4.61538461538462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7" calcext:value-type="float">
            <text:p>-0.547</text:p>
          </table:table-cell>
          <table:table-cell table:formula="of:=100*ABS([.L6]+[.M6])/[.M6]" office:value-type="float" office:value="-1.46252285191956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7]+[.E7])/[.E7]" office:value-type="float" office:value="-9.52380952380953" calcext:value-type="float">
            <text:p>-9.5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8" calcext:value-type="float">
            <text:p>-0.258</text:p>
          </table:table-cell>
          <table:table-cell table:formula="of:=100*ABS([.H7]+[.I7])/[.I7]" office:value-type="float" office:value="-3.48837209302326" calcext:value-type="float">
            <text:p>-3.5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7]+[.M7])/[.M7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8]+[.E8])/[.E8]" office:value-type="float" office:value="-9.52380952380953" calcext:value-type="float">
            <text:p>-9.5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62" calcext:value-type="float">
            <text:p>-0.262</text:p>
          </table:table-cell>
          <table:table-cell table:formula="of:=100*ABS([.H8]+[.I8])/[.I8]" office:value-type="float" office:value="-5.72519083969466" calcext:value-type="float">
            <text:p>-5.7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8]+[.M8])/[.M8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9]+[.E9])/[.E9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2" calcext:value-type="float">
            <text:p>-0.262</text:p>
          </table:table-cell>
          <table:table-cell table:formula="of:=100*ABS([.H9]+[.I9])/[.I9]" office:value-type="float" office:value="-5.34351145038168" calcext:value-type="float">
            <text:p>-5.3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9" calcext:value-type="float">
            <text:p>-0.549</text:p>
          </table:table-cell>
          <table:table-cell table:formula="of:=100*ABS([.L9]+[.M9])/[.M9]" office:value-type="float" office:value="-1.82149362477231" calcext:value-type="float">
            <text:p>-1.8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10]+[.E10])/[.E10]" office:value-type="float" office:value="-9.52380952380953" calcext:value-type="float">
            <text:p>-9.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26" calcext:value-type="float">
            <text:p>-0.26</text:p>
          </table:table-cell>
          <table:table-cell table:formula="of:=100*ABS([.H10]+[.I10])/[.I10]" office:value-type="float" office:value="-3.84615384615385" calcext:value-type="float">
            <text:p>-3.8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6" calcext:value-type="float">
            <text:p>-0.546</text:p>
          </table:table-cell>
          <table:table-cell table:formula="of:=100*ABS([.L10]+[.M10])/[.M10]" office:value-type="float" office:value="-1.2820512820512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1]+[.E11])/[.E11]" office:value-type="float" office:value="-4.76190476190477" calcext:value-type="float">
            <text:p>-4.8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1" calcext:value-type="float">
            <text:p>-0.261</text:p>
          </table:table-cell>
          <table:table-cell table:formula="of:=100*ABS([.H11]+[.I11])/[.I11]" office:value-type="float" office:value="-4.59770114942529" calcext:value-type="float">
            <text:p>-4.6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5" calcext:value-type="float">
            <text:p>-0.545</text:p>
          </table:table-cell>
          <table:table-cell table:formula="of:=100*ABS([.L11]+[.M11])/[.M11]" office:value-type="float" office:value="-1.10091743119266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2]+[.E12])/[.E12]" office:value-type="float" office:value="-4.76190476190477" calcext:value-type="float">
            <text:p>-4.8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6" calcext:value-type="float">
            <text:p>-0.26</text:p>
          </table:table-cell>
          <table:table-cell table:formula="of:=100*ABS([.H12]+[.I12])/[.I12]" office:value-type="float" office:value="-4.23076923076923" calcext:value-type="float">
            <text:p>-4.2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8" calcext:value-type="float">
            <text:p>-0.548</text:p>
          </table:table-cell>
          <table:table-cell table:formula="of:=100*ABS([.L12]+[.M12])/[.M12]" office:value-type="float" office:value="-2.00729927007299" calcext:value-type="float">
            <text:p>-2.0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13]+[.E13])/[.E13]" office:value-type="float" office:value="-4.87804878048781" calcext:value-type="float">
            <text:p>-4.9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7" calcext:value-type="float">
            <text:p>-0.257</text:p>
          </table:table-cell>
          <table:table-cell table:formula="of:=100*ABS([.H13]+[.I13])/[.I13]" office:value-type="float" office:value="-3.11284046692607" calcext:value-type="float">
            <text:p>-3.1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6" calcext:value-type="float">
            <text:p>-0.546</text:p>
          </table:table-cell>
          <table:table-cell table:formula="of:=100*ABS([.L13]+[.M13])/[.M13]" office:value-type="float" office:value="-1.2820512820512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14]+[.E14])/[.E14]" office:value-type="float" office:value="-7.31707317073171" calcext:value-type="float">
            <text:p>-7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14]+[.I14])/[.I14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14]+[.M14])/[.M14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1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15]+[.E15])/[.E15]" office:value-type="float" office:value="-7.31707317073171" calcext:value-type="float">
            <text:p>-7.3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15]+[.I15])/[.I15]" office:value-type="float" office:value="-3.89105058365759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5" calcext:value-type="float">
            <text:p>-0.545</text:p>
          </table:table-cell>
          <table:table-cell table:formula="of:=100*ABS([.L15]+[.M15])/[.M15]" office:value-type="float" office:value="-1.46788990825688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16]+[.E16])/[.E16]" office:value-type="float" office:value="-9.52380952380953" calcext:value-type="float">
            <text:p>-9.5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9" calcext:value-type="float">
            <text:p>-0.259</text:p>
          </table:table-cell>
          <table:table-cell table:formula="of:=100*ABS([.H16]+[.I16])/[.I16]" office:value-type="float" office:value="-4.63320463320464" calcext:value-type="float">
            <text:p>-4.6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7" calcext:value-type="float">
            <text:p>-0.547</text:p>
          </table:table-cell>
          <table:table-cell table:formula="of:=100*ABS([.L16]+[.M16])/[.M16]" office:value-type="float" office:value="-1.64533820840951" calcext:value-type="float">
            <text:p>-1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17]+[.E17])/[.E17]" office:value-type="float" office:value="-4.87804878048781" calcext:value-type="float">
            <text:p>-4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-0.257" calcext:value-type="float">
            <text:p>-0.257</text:p>
          </table:table-cell>
          <table:table-cell table:formula="of:=100*ABS([.H17]+[.I17])/[.I17]" office:value-type="float" office:value="-2.72373540856031" calcext:value-type="float">
            <text:p>-2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5" calcext:value-type="float">
            <text:p>-0.545</text:p>
          </table:table-cell>
          <table:table-cell table:formula="of:=100*ABS([.L17]+[.M17])/[.M17]" office:value-type="float" office:value="-1.65137614678899" calcext:value-type="float">
            <text:p>-1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18]+[.E18])/[.E18]" office:value-type="float" office:value="-7.14285714285715" calcext:value-type="float">
            <text:p>-7.1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61" calcext:value-type="float">
            <text:p>-0.261</text:p>
          </table:table-cell>
          <table:table-cell table:formula="of:=100*ABS([.H18]+[.I18])/[.I18]" office:value-type="float" office:value="-4.9808429118774" calcext:value-type="float">
            <text:p>-5.0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6" calcext:value-type="float">
            <text:p>-0.546</text:p>
          </table:table-cell>
          <table:table-cell table:formula="of:=100*ABS([.L18]+[.M18])/[.M18]" office:value-type="float" office:value="-1.46520146520147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19]+[.E19])/[.E19]" office:value-type="float" office:value="-4.76190476190477" calcext:value-type="float">
            <text:p>-4.8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9" calcext:value-type="float">
            <text:p>-0.259</text:p>
          </table:table-cell>
          <table:table-cell table:formula="of:=100*ABS([.H19]+[.I19])/[.I19]" office:value-type="float" office:value="-4.24710424710425" calcext:value-type="float">
            <text:p>-4.2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5" calcext:value-type="float">
            <text:p>-0.545</text:p>
          </table:table-cell>
          <table:table-cell table:formula="of:=100*ABS([.L19]+[.M19])/[.M19]" office:value-type="float" office:value="-1.28440366972477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0]+[.E20])/[.E20]" office:value-type="float" office:value="-2.4390243902439" calcext:value-type="float">
            <text:p>-2.4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9" calcext:value-type="float">
            <text:p>-0.259</text:p>
          </table:table-cell>
          <table:table-cell table:formula="of:=100*ABS([.H20]+[.I20])/[.I20]" office:value-type="float" office:value="-4.63320463320464" calcext:value-type="float">
            <text:p>-4.6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5" calcext:value-type="float">
            <text:p>-0.545</text:p>
          </table:table-cell>
          <table:table-cell table:formula="of:=100*ABS([.L20]+[.M20])/[.M20]" office:value-type="float" office:value="-1.46788990825688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3" calcext:value-type="float">
            <text:p>-0.043</text:p>
          </table:table-cell>
          <table:table-cell table:formula="of:=100*ABS([.D21]+[.E21])/[.E21]" office:value-type="float" office:value="-9.30232558139536" calcext:value-type="float">
            <text:p>-9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1]+[.I21])/[.I21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8" calcext:value-type="float">
            <text:p>-0.548</text:p>
          </table:table-cell>
          <table:table-cell table:formula="of:=100*ABS([.L21]+[.M21])/[.M21]" office:value-type="float" office:value="-2.00729927007299" calcext:value-type="float">
            <text:p>-2.0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2]+[.E22])/[.E22]" office:value-type="float" office:value="-2.4390243902439" calcext:value-type="float">
            <text:p>-2.4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2]+[.I22])/[.I22]" office:value-type="float" office:value="-3.87596899224807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22]+[.M22])/[.M22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23]+[.E23])/[.E23]" office:value-type="float" office:value="-7.14285714285715" calcext:value-type="float">
            <text:p>-7.1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3]+[.I23])/[.I23]" office:value-type="float" office:value="-4.28015564202335" calcext:value-type="float">
            <text:p>-4.3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23]+[.M23])/[.M23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2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24]+[.E24])/[.E24]" office:value-type="float" office:value="-9.52380952380953" calcext:value-type="float">
            <text:p>-9.5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8" calcext:value-type="float">
            <text:p>-0.258</text:p>
          </table:table-cell>
          <table:table-cell table:formula="of:=100*ABS([.H24]+[.I24])/[.I24]" office:value-type="float" office:value="-3.87596899224807" calcext:value-type="float">
            <text:p>-3.9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4" calcext:value-type="float">
            <text:p>-0.544</text:p>
          </table:table-cell>
          <table:table-cell table:formula="of:=100*ABS([.L24]+[.M24])/[.M24]" office:value-type="float" office:value="-1.10294117647059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25]+[.E25])/[.E25]" office:value-type="float" office:value="-4.76190476190477" calcext:value-type="float">
            <text:p>-4.8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5]+[.I25])/[.I25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1" calcext:value-type="float">
            <text:p>-0.541</text:p>
          </table:table-cell>
          <table:table-cell table:formula="of:=100*ABS([.L25]+[.M25])/[.M25]" office:value-type="float" office:value="-0.739371534195934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26]+[.E26])/[.E26]" office:value-type="float" office:value="-2.4390243902439" calcext:value-type="float">
            <text:p>-2.4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26]+[.I26])/[.I26]" office:value-type="float" office:value="-3.90625" calcext:value-type="float">
            <text:p>-3.9</text:p>
          </table:table-cell>
          <table:table-cell/>
          <table:table-cell office:value-type="float" office:value="0.539" calcext:value-type="float">
            <text:p>0.539</text:p>
          </table:table-cell>
          <table:table-cell office:value-type="float" office:value="-0.544" calcext:value-type="float">
            <text:p>-0.544</text:p>
          </table:table-cell>
          <table:table-cell table:formula="of:=100*ABS([.L26]+[.M26])/[.M26]" office:value-type="float" office:value="-0.919117647058824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7]+[.E27])/[.E27]" office:value-type="float" office:value="-4.87804878048781" calcext:value-type="float">
            <text:p>-4.9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27]+[.I27])/[.I27]" office:value-type="float" office:value="-3.50194552529183" calcext:value-type="float">
            <text:p>-3.5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27]+[.M27])/[.M27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28]+[.E28])/[.E28]" office:value-type="float" office:value="-4.87804878048781" calcext:value-type="float">
            <text:p>-4.9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8" calcext:value-type="float">
            <text:p>-0.258</text:p>
          </table:table-cell>
          <table:table-cell table:formula="of:=100*ABS([.H28]+[.I28])/[.I28]" office:value-type="float" office:value="-5.03875968992249" calcext:value-type="float">
            <text:p>-5.0</text:p>
          </table:table-cell>
          <table:table-cell/>
          <table:table-cell office:value-type="float" office:value="0.538" calcext:value-type="float">
            <text:p>0.538</text:p>
          </table:table-cell>
          <table:table-cell office:value-type="float" office:value="-0.544" calcext:value-type="float">
            <text:p>-0.544</text:p>
          </table:table-cell>
          <table:table-cell table:formula="of:=100*ABS([.L28]+[.M28])/[.M28]" office:value-type="float" office:value="-1.10294117647059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0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42" calcext:value-type="float">
            <text:p>-0.042</text:p>
          </table:table-cell>
          <table:table-cell table:formula="of:=100*ABS([.D29]+[.E29])/[.E29]" office:value-type="float" office:value="-11.9047619047619" calcext:value-type="float">
            <text:p>-11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29]+[.I29])/[.I29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29]+[.M29])/[.M29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0</text:p>
          </table:table-cell>
          <table:table-cell/>
          <table:table-cell office:value-type="float" office:value="0.041" calcext:value-type="float">
            <text:p>0.041</text:p>
          </table:table-cell>
          <table:table-cell office:value-type="float" office:value="-0.041" calcext:value-type="float">
            <text:p>-0.041</text:p>
          </table:table-cell>
          <table:table-cell table:formula="of:=100*ABS([.D30]+[.E30])/[.E30]" office:value-type="float" office:value="-0" calcext:value-type="float">
            <text:p>0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6" calcext:value-type="float">
            <text:p>-0.256</text:p>
          </table:table-cell>
          <table:table-cell table:formula="of:=100*ABS([.H30]+[.I30])/[.I30]" office:value-type="float" office:value="-3.125" calcext:value-type="float">
            <text:p>-3.1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2" calcext:value-type="float">
            <text:p>-0.542</text:p>
          </table:table-cell>
          <table:table-cell table:formula="of:=100*ABS([.L30]+[.M30])/[.M30]" office:value-type="float" office:value="-0.922509225092252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2" calcext:value-type="float">
            <text:p>-0.042</text:p>
          </table:table-cell>
          <table:table-cell table:formula="of:=100*ABS([.D31]+[.E31])/[.E31]" office:value-type="float" office:value="-7.14285714285715" calcext:value-type="float">
            <text:p>-7.1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8" calcext:value-type="float">
            <text:p>-0.258</text:p>
          </table:table-cell>
          <table:table-cell table:formula="of:=100*ABS([.H31]+[.I31])/[.I31]" office:value-type="float" office:value="-4.26356589147287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31]+[.M31])/[.M31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2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2]+[.E32])/[.E32]" office:value-type="float" office:value="-4.87804878048781" calcext:value-type="float">
            <text:p>-4.9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32]+[.I32])/[.I32]" office:value-type="float" office:value="-3.89105058365759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32]+[.M32])/[.M32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3]+[.E33])/[.E33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33]+[.I33])/[.I33]" office:value-type="float" office:value="-4.28015564202335" calcext:value-type="float">
            <text:p>-4.3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33]+[.M33])/[.M33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1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4" calcext:value-type="float">
            <text:p>-0.04</text:p>
          </table:table-cell>
          <table:table-cell table:formula="of:=100*ABS([.D34]+[.E34])/[.E34]" office:value-type="float" office:value="-7.50000000000001" calcext:value-type="float">
            <text:p>-7.5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34]+[.I34])/[.I34]" office:value-type="float" office:value="-4.66926070038911" calcext:value-type="float">
            <text:p>-4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4" calcext:value-type="float">
            <text:p>-0.544</text:p>
          </table:table-cell>
          <table:table-cell table:formula="of:=100*ABS([.L34]+[.M34])/[.M34]" office:value-type="float" office:value="-1.47058823529412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3" calcext:value-type="float">
            <text:p>-0.043</text:p>
          </table:table-cell>
          <table:table-cell table:formula="of:=100*ABS([.D35]+[.E35])/[.E35]" office:value-type="float" office:value="-6.97674418604652" calcext:value-type="float">
            <text:p>-7.0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9" calcext:value-type="float">
            <text:p>-0.259</text:p>
          </table:table-cell>
          <table:table-cell table:formula="of:=100*ABS([.H35]+[.I35])/[.I35]" office:value-type="float" office:value="-4.24710424710425" calcext:value-type="float">
            <text:p>-4.2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4" calcext:value-type="float">
            <text:p>-0.544</text:p>
          </table:table-cell>
          <table:table-cell table:formula="of:=100*ABS([.L35]+[.M35])/[.M35]" office:value-type="float" office:value="-1.47058823529412" calcext:value-type="float">
            <text:p>-1.5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36]+[.E36])/[.E36]" office:value-type="float" office:value="-4.76190476190477" calcext:value-type="float">
            <text:p>-4.8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36]+[.I36])/[.I36]" office:value-type="float" office:value="-3.50194552529183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36]+[.M36])/[.M36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2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37]+[.E37])/[.E37]" office:value-type="float" office:value="-4.87804878048781" calcext:value-type="float">
            <text:p>-4.9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7" calcext:value-type="float">
            <text:p>-0.257</text:p>
          </table:table-cell>
          <table:table-cell table:formula="of:=100*ABS([.H37]+[.I37])/[.I37]" office:value-type="float" office:value="-3.50194552529183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3" calcext:value-type="float">
            <text:p>-0.543</text:p>
          </table:table-cell>
          <table:table-cell table:formula="of:=100*ABS([.L37]+[.M37])/[.M37]" office:value-type="float" office:value="-1.28913443830571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3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2" calcext:value-type="float">
            <text:p>-0.042</text:p>
          </table:table-cell>
          <table:table-cell table:formula="of:=100*ABS([.D38]+[.E38])/[.E38]" office:value-type="float" office:value="-9.52380952380953" calcext:value-type="float">
            <text:p>-9.5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38]+[.I38])/[.I38]" office:value-type="float" office:value="-4.66926070038911" calcext:value-type="float">
            <text:p>-4.7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4" calcext:value-type="float">
            <text:p>-0.544</text:p>
          </table:table-cell>
          <table:table-cell table:formula="of:=100*ABS([.L38]+[.M38])/[.M38]" office:value-type="float" office:value="-1.2867647058823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4" calcext:value-type="float">
            <text:p>-0.044</text:p>
          </table:table-cell>
          <table:table-cell table:formula="of:=100*ABS([.D39]+[.E39])/[.E39]" office:value-type="float" office:value="-11.3636363636364" calcext:value-type="float">
            <text:p>-11.4</text:p>
          </table:table-cell>
          <table:table-cell/>
          <table:table-cell office:value-type="float" office:value="0.249" calcext:value-type="float">
            <text:p>0.249</text:p>
          </table:table-cell>
          <table:table-cell office:value-type="float" office:value="-0.259" calcext:value-type="float">
            <text:p>-0.259</text:p>
          </table:table-cell>
          <table:table-cell table:formula="of:=100*ABS([.H39]+[.I39])/[.I39]" office:value-type="float" office:value="-3.86100386100386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4" calcext:value-type="float">
            <text:p>-0.544</text:p>
          </table:table-cell>
          <table:table-cell table:formula="of:=100*ABS([.L39]+[.M39])/[.M39]" office:value-type="float" office:value="-1.65441176470588" calcext:value-type="float">
            <text:p>-1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40]+[.E40])/[.E40]" office:value-type="float" office:value="-5" calcext:value-type="float">
            <text:p>-5.0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7" calcext:value-type="float">
            <text:p>-0.257</text:p>
          </table:table-cell>
          <table:table-cell table:formula="of:=100*ABS([.H40]+[.I40])/[.I40]" office:value-type="float" office:value="-3.89105058365759" calcext:value-type="float">
            <text:p>-3.9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0]+[.M40])/[.M40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1]+[.E41])/[.E41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1]+[.I41])/[.I41]" office:value-type="float" office:value="-3.90625" calcext:value-type="float">
            <text:p>-3.9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1" calcext:value-type="float">
            <text:p>-0.541</text:p>
          </table:table-cell>
          <table:table-cell table:formula="of:=100*ABS([.L41]+[.M41])/[.M41]" office:value-type="float" office:value="-0.739371534195934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2]+[.E42])/[.E42]" office:value-type="float" office:value="-4.87804878048781" calcext:value-type="float">
            <text:p>-4.9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2]+[.I42])/[.I42]" office:value-type="float" office:value="-3.9062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2" calcext:value-type="float">
            <text:p>-0.542</text:p>
          </table:table-cell>
          <table:table-cell table:formula="of:=100*ABS([.L42]+[.M42])/[.M42]" office:value-type="float" office:value="-1.2915129151291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table:formula="of:=100*ABS([.D43]+[.E43])/[.E43]" office:value-type="float" office:value="-0" calcext:value-type="float">
            <text:p>0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3]+[.I43])/[.I43]" office:value-type="float" office:value="-3.90625" calcext:value-type="float">
            <text:p>-3.9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3]+[.M43])/[.M43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44]+[.E44])/[.E44]" office:value-type="float" office:value="-7.31707317073171" calcext:value-type="float">
            <text:p>-7.3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5" calcext:value-type="float">
            <text:p>-0.255</text:p>
          </table:table-cell>
          <table:table-cell table:formula="of:=100*ABS([.H44]+[.I44])/[.I44]" office:value-type="float" office:value="-2.74509803921569" calcext:value-type="float">
            <text:p>-2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4]+[.M44])/[.M44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1" calcext:value-type="float">
            <text:p>-0.041</text:p>
          </table:table-cell>
          <table:table-cell table:formula="of:=100*ABS([.D45]+[.E45])/[.E45]" office:value-type="float" office:value="-7.31707317073171" calcext:value-type="float">
            <text:p>-7.3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-0.257" calcext:value-type="float">
            <text:p>-0.257</text:p>
          </table:table-cell>
          <table:table-cell table:formula="of:=100*ABS([.H45]+[.I45])/[.I45]" office:value-type="float" office:value="-4.66926070038911" calcext:value-type="float">
            <text:p>-4.7</text:p>
          </table:table-cell>
          <table:table-cell/>
          <table:table-cell office:value-type="float" office:value="0.537" calcext:value-type="float">
            <text:p>0.537</text:p>
          </table:table-cell>
          <table:table-cell office:value-type="float" office:value="-0.543" calcext:value-type="float">
            <text:p>-0.543</text:p>
          </table:table-cell>
          <table:table-cell table:formula="of:=100*ABS([.L45]+[.M45])/[.M45]" office:value-type="float" office:value="-1.1049723756906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2" calcext:value-type="float">
            <text:p>-0.042</text:p>
          </table:table-cell>
          <table:table-cell table:formula="of:=100*ABS([.D46]+[.E46])/[.E46]" office:value-type="float" office:value="-4.76190476190477" calcext:value-type="float">
            <text:p>-4.8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8" calcext:value-type="float">
            <text:p>-0.258</text:p>
          </table:table-cell>
          <table:table-cell table:formula="of:=100*ABS([.H46]+[.I46])/[.I46]" office:value-type="float" office:value="-4.65116279069768" calcext:value-type="float">
            <text:p>-4.7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6]+[.M46])/[.M46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2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47]+[.E47])/[.E47]" office:value-type="float" office:value="-4.87804878048781" calcext:value-type="float">
            <text:p>-4.9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6" calcext:value-type="float">
            <text:p>-0.256</text:p>
          </table:table-cell>
          <table:table-cell table:formula="of:=100*ABS([.H47]+[.I47])/[.I47]" office:value-type="float" office:value="-3.515625" calcext:value-type="float">
            <text:p>-3.5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1" calcext:value-type="float">
            <text:p>-0.541</text:p>
          </table:table-cell>
          <table:table-cell table:formula="of:=100*ABS([.L47]+[.M47])/[.M47]" office:value-type="float" office:value="-0.924214417744918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300_3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48]+[.E48])/[.E48]" office:value-type="float" office:value="-5" calcext:value-type="float">
            <text:p>-5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6" calcext:value-type="float">
            <text:p>-0.256</text:p>
          </table:table-cell>
          <table:table-cell table:formula="of:=100*ABS([.H48]+[.I48])/[.I48]" office:value-type="float" office:value="-3.9062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42" calcext:value-type="float">
            <text:p>-0.542</text:p>
          </table:table-cell>
          <table:table-cell table:formula="of:=100*ABS([.L48]+[.M48])/[.M48]" office:value-type="float" office:value="-1.29151291512915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" calcext:value-type="float">
            <text:p>-0.04</text:p>
          </table:table-cell>
          <table:table-cell table:formula="of:=100*ABS([.D49]+[.E49])/[.E49]" office:value-type="float" office:value="-2.5" calcext:value-type="float">
            <text:p>-2.5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7" calcext:value-type="float">
            <text:p>-0.257</text:p>
          </table:table-cell>
          <table:table-cell table:formula="of:=100*ABS([.H49]+[.I49])/[.I49]" office:value-type="float" office:value="-4.28015564202335" calcext:value-type="float">
            <text:p>-4.3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2" calcext:value-type="float">
            <text:p>-0.542</text:p>
          </table:table-cell>
          <table:table-cell table:formula="of:=100*ABS([.L49]+[.M49])/[.M49]" office:value-type="float" office:value="-1.1070110701107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1" calcext:value-type="float">
            <text:p>-0.041</text:p>
          </table:table-cell>
          <table:table-cell table:formula="of:=100*ABS([.D50]+[.E50])/[.E50]" office:value-type="float" office:value="-4.87804878048781" calcext:value-type="float">
            <text:p>-4.9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6" calcext:value-type="float">
            <text:p>-0.256</text:p>
          </table:table-cell>
          <table:table-cell table:formula="of:=100*ABS([.H50]+[.I50])/[.I50]" office:value-type="float" office:value="-4.6875" calcext:value-type="float">
            <text:p>-4.7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1" calcext:value-type="float">
            <text:p>-0.541</text:p>
          </table:table-cell>
          <table:table-cell table:formula="of:=100*ABS([.L50]+[.M50])/[.M50]" office:value-type="float" office:value="-1.29390018484288" calcext:value-type="float">
            <text:p>-1.3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300_5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41" calcext:value-type="float">
            <text:p>-0.041</text:p>
          </table:table-cell>
          <table:table-cell table:formula="of:=100*ABS([.D51]+[.E51])/[.E51]" office:value-type="float" office:value="-2.4390243902439" calcext:value-type="float">
            <text:p>-2.4</text:p>
          </table:table-cell>
          <table:table-cell/>
          <table:table-cell office:value-type="float" office:value="0.248" calcext:value-type="float">
            <text:p>0.248</text:p>
          </table:table-cell>
          <table:table-cell office:value-type="float" office:value="-0.256" calcext:value-type="float">
            <text:p>-0.256</text:p>
          </table:table-cell>
          <table:table-cell table:formula="of:=100*ABS([.H51]+[.I51])/[.I51]" office:value-type="float" office:value="-3.125" calcext:value-type="float">
            <text:p>-3.1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1]+[.M51])/[.M51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1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4" calcext:value-type="float">
            <text:p>-0.04</text:p>
          </table:table-cell>
          <table:table-cell table:formula="of:=100*ABS([.D52]+[.E52])/[.E52]" office:value-type="float" office:value="-2.5" calcext:value-type="float">
            <text:p>-2.5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5" calcext:value-type="float">
            <text:p>-0.255</text:p>
          </table:table-cell>
          <table:table-cell table:formula="of:=100*ABS([.H52]+[.I52])/[.I52]" office:value-type="float" office:value="-3.52941176470589" calcext:value-type="float">
            <text:p>-3.5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38" calcext:value-type="float">
            <text:p>-0.538</text:p>
          </table:table-cell>
          <table:table-cell table:formula="of:=100*ABS([.L52]+[.M52])/[.M52]" office:value-type="float" office:value="-0.557620817843867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300_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4" calcext:value-type="float">
            <text:p>-0.04</text:p>
          </table:table-cell>
          <table:table-cell table:formula="of:=100*ABS([.D53]+[.E53])/[.E53]" office:value-type="float" office:value="-5" calcext:value-type="float">
            <text:p>-5.0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5" calcext:value-type="float">
            <text:p>-0.255</text:p>
          </table:table-cell>
          <table:table-cell table:formula="of:=100*ABS([.H53]+[.I53])/[.I53]" office:value-type="float" office:value="-3.13725490196079" calcext:value-type="float">
            <text:p>-3.1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3]+[.M53])/[.M53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3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39" calcext:value-type="float">
            <text:p>-0.039</text:p>
          </table:table-cell>
          <table:table-cell table:formula="of:=100*ABS([.D54]+[.E54])/[.E54]" office:value-type="float" office:value="-0" calcext:value-type="float">
            <text:p>0.0</text:p>
          </table:table-cell>
          <table:table-cell/>
          <table:table-cell office:value-type="float" office:value="0.246" calcext:value-type="float">
            <text:p>0.246</text:p>
          </table:table-cell>
          <table:table-cell office:value-type="float" office:value="-0.255" calcext:value-type="float">
            <text:p>-0.255</text:p>
          </table:table-cell>
          <table:table-cell table:formula="of:=100*ABS([.H54]+[.I54])/[.I54]" office:value-type="float" office:value="-3.52941176470589" calcext:value-type="float">
            <text:p>-3.5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39" calcext:value-type="float">
            <text:p>-0.539</text:p>
          </table:table-cell>
          <table:table-cell table:formula="of:=100*ABS([.L54]+[.M54])/[.M54]" office:value-type="float" office:value="-0.927643784786643" calcext:value-type="float">
            <text:p>-0.9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0.039" calcext:value-type="float">
            <text:p>-0.039</text:p>
          </table:table-cell>
          <table:table-cell table:formula="of:=100*ABS([.D55]+[.E55])/[.E55]" office:value-type="float" office:value="-2.56410256410257" calcext:value-type="float">
            <text:p>-2.6</text:p>
          </table:table-cell>
          <table:table-cell/>
          <table:table-cell office:value-type="float" office:value="0.247" calcext:value-type="float">
            <text:p>0.247</text:p>
          </table:table-cell>
          <table:table-cell office:value-type="float" office:value="-0.255" calcext:value-type="float">
            <text:p>-0.255</text:p>
          </table:table-cell>
          <table:table-cell table:formula="of:=100*ABS([.H55]+[.I55])/[.I55]" office:value-type="float" office:value="-3.13725490196079" calcext:value-type="float">
            <text:p>-3.1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-0.54" calcext:value-type="float">
            <text:p>-0.54</text:p>
          </table:table-cell>
          <table:table-cell table:formula="of:=100*ABS([.L55]+[.M55])/[.M55]" office:value-type="float" office:value="-0.740740740740741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3_100_5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-0.039" calcext:value-type="float">
            <text:p>-0.039</text:p>
          </table:table-cell>
          <table:table-cell table:formula="of:=100*ABS([.D56]+[.E56])/[.E56]" office:value-type="float" office:value="-5.12820512820513" calcext:value-type="float">
            <text:p>-5.1</text:p>
          </table:table-cell>
          <table:table-cell/>
          <table:table-cell office:value-type="float" office:value="0.243" calcext:value-type="float">
            <text:p>0.243</text:p>
          </table:table-cell>
          <table:table-cell office:value-type="float" office:value="-0.255" calcext:value-type="float">
            <text:p>-0.255</text:p>
          </table:table-cell>
          <table:table-cell table:formula="of:=100*ABS([.H56]+[.I56])/[.I56]" office:value-type="float" office:value="-4.70588235294118" calcext:value-type="float">
            <text:p>-4.7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-0.54" calcext:value-type="float">
            <text:p>-0.54</text:p>
          </table:table-cell>
          <table:table-cell table:formula="of:=100*ABS([.L56]+[.M56])/[.M56]" office:value-type="float" office:value="-1.11111111111111" calcext:value-type="float">
            <text:p>-1.1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2_100_5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-0.037" calcext:value-type="float">
            <text:p>-0.037</text:p>
          </table:table-cell>
          <table:table-cell table:formula="of:=100*ABS([.D57]+[.E57])/[.E57]" office:value-type="float" office:value="-5.40540540540541" calcext:value-type="float">
            <text:p>-5.4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4" calcext:value-type="float">
            <text:p>-0.254</text:p>
          </table:table-cell>
          <table:table-cell table:formula="of:=100*ABS([.H57]+[.I57])/[.I57]" office:value-type="float" office:value="-3.93700787401575" calcext:value-type="float">
            <text:p>-3.9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-0.538" calcext:value-type="float">
            <text:p>-0.538</text:p>
          </table:table-cell>
          <table:table-cell table:formula="of:=100*ABS([.L57]+[.M57])/[.M57]" office:value-type="float" office:value="-0.557620817843867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2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9" calcext:value-type="float">
            <text:p>-0.039</text:p>
          </table:table-cell>
          <table:table-cell table:formula="of:=100*ABS([.D58]+[.E58])/[.E58]" office:value-type="float" office:value="-2.56410256410257" calcext:value-type="float">
            <text:p>-2.6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-0.253" calcext:value-type="float">
            <text:p>-0.253</text:p>
          </table:table-cell>
          <table:table-cell table:formula="of:=100*ABS([.H58]+[.I58])/[.I58]" office:value-type="float" office:value="-3.55731225296443" calcext:value-type="float">
            <text:p>-3.6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-0.536" calcext:value-type="float">
            <text:p>-0.536</text:p>
          </table:table-cell>
          <table:table-cell table:formula="of:=100*ABS([.L58]+[.M58])/[.M58]" office:value-type="float" office:value="-0.559701492537314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2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9" calcext:value-type="float">
            <text:p>-0.039</text:p>
          </table:table-cell>
          <table:table-cell table:formula="of:=100*ABS([.D59]+[.E59])/[.E59]" office:value-type="float" office:value="-2.56410256410257" calcext:value-type="float">
            <text:p>-2.6</text:p>
          </table:table-cell>
          <table:table-cell/>
          <table:table-cell office:value-type="float" office:value="0.243" calcext:value-type="float">
            <text:p>0.243</text:p>
          </table:table-cell>
          <table:table-cell office:value-type="float" office:value="-0.253" calcext:value-type="float">
            <text:p>-0.253</text:p>
          </table:table-cell>
          <table:table-cell table:formula="of:=100*ABS([.H59]+[.I59])/[.I59]" office:value-type="float" office:value="-3.95256916996048" calcext:value-type="float">
            <text:p>-4.0</text:p>
          </table:table-cell>
          <table:table-cell/>
          <table:table-cell office:value-type="float" office:value="0.532" calcext:value-type="float">
            <text:p>0.532</text:p>
          </table:table-cell>
          <table:table-cell office:value-type="float" office:value="-0.536" calcext:value-type="float">
            <text:p>-0.536</text:p>
          </table:table-cell>
          <table:table-cell table:formula="of:=100*ABS([.L59]+[.M59])/[.M59]" office:value-type="float" office:value="-0.746268656716418" calcext:value-type="float">
            <text:p>-0.7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4_1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8" calcext:value-type="float">
            <text:p>-0.038</text:p>
          </table:table-cell>
          <table:table-cell table:formula="of:=100*ABS([.D60]+[.E60])/[.E60]" office:value-type="float" office:value="-0" calcext:value-type="float">
            <text:p>0.0</text:p>
          </table:table-cell>
          <table:table-cell/>
          <table:table-cell office:value-type="float" office:value="0.242" calcext:value-type="float">
            <text:p>0.242</text:p>
          </table:table-cell>
          <table:table-cell office:value-type="float" office:value="-0.252" calcext:value-type="float">
            <text:p>-0.252</text:p>
          </table:table-cell>
          <table:table-cell table:formula="of:=100*ABS([.H60]+[.I60])/[.I60]" office:value-type="float" office:value="-3.96825396825397" calcext:value-type="float">
            <text:p>-4.0</text:p>
          </table:table-cell>
          <table:table-cell/>
          <table:table-cell office:value-type="float" office:value="0.532" calcext:value-type="float">
            <text:p>0.532</text:p>
          </table:table-cell>
          <table:table-cell office:value-type="float" office:value="-0.535" calcext:value-type="float">
            <text:p>-0.535</text:p>
          </table:table-cell>
          <table:table-cell table:formula="of:=100*ABS([.L60]+[.M60])/[.M60]" office:value-type="float" office:value="-0.560747663551402" calcext:value-type="float">
            <text:p>-0.6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NNOsMuonHLTJpsiMuScan_5_100_5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-0.037" calcext:value-type="float">
            <text:p>-0.037</text:p>
          </table:table-cell>
          <table:table-cell table:formula="of:=100*ABS([.D61]+[.E61])/[.E61]" office:value-type="float" office:value="-2.70270270270271" calcext:value-type="float">
            <text:p>-2.7</text:p>
          </table:table-cell>
          <table:table-cell/>
          <table:table-cell office:value-type="float" office:value="0.242" calcext:value-type="float">
            <text:p>0.242</text:p>
          </table:table-cell>
          <table:table-cell office:value-type="float" office:value="-0.251" calcext:value-type="float">
            <text:p>-0.251</text:p>
          </table:table-cell>
          <table:table-cell table:formula="of:=100*ABS([.H61]+[.I61])/[.I61]" office:value-type="float" office:value="-3.58565737051793" calcext:value-type="float">
            <text:p>-3.6</text:p>
          </table:table-cell>
          <table:table-cell/>
          <table:table-cell office:value-type="float" office:value="0.533" calcext:value-type="float">
            <text:p>0.533</text:p>
          </table:table-cell>
          <table:table-cell office:value-type="float" office:value="-0.535" calcext:value-type="float">
            <text:p>-0.535</text:p>
          </table:table-cell>
          <table:table-cell table:formula="of:=100*ABS([.L61]+[.M61])/[.M61]" office:value-type="float" office:value="-0.373831775700935" calcext:value-type="float">
            <text:p>-0.4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0:54:18.570189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2:56:09.995331757</meta:creation-date>
    <dc:date>2019-06-19T20:30:08.877907431</dc:date>
    <meta:editing-duration>PT20H15M59S</meta:editing-duration>
    <meta:editing-cycles>29</meta:editing-cycles>
    <meta:generator>LibreOffice/6.0.7.3$Linux_X86_64 LibreOffice_project/00m0$Build-3</meta:generator>
    <meta:document-statistic meta:table-count="2" meta:cell-count="849" meta:object-count="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35" chart:max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Sheet1.D29:Sheet1.D37" chart:error-lower-range="Sheet1.D29:Sheet1.D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D29:Sheet1.D37" chart:error-lower-range="Sheet1.D29:Sheet1.D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Sheet1.K29:Sheet1.K37" chart:error-lower-range="Sheet1.K29:Sheet1.K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K29:Sheet1.K37" chart:error-lower-range="Sheet1.K29:Sheet1.K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6cm" svg:height="7.403cm" xlink:href=".." xlink:type="simple" chart:class="chart:line" chart:style-name="ch1">
        <chart:plot-area chart:style-name="ch2" table:cell-range-address="Sheet1.C29:Sheet1.C37 Sheet1.J29:Sheet1.J37" svg:x="1.418cm" svg:y="0.148cm" svg:width="11.479cm" svg:height="7.107cm">
          <chartooo:coordinate-region svg:x="2.33cm" svg:y="0.347cm" svg:width="10.473cm" svg:height="6.261cm"/>
          <chart:axis chart:dimension="x" chart:name="primary-x" chart:style-name="ch3"/>
          <chart:axis chart:dimension="y" chart:name="primary-y" chart:style-name="ch4">
            <chart:title svg:x="0.451cm" svg:y="4.981cm" chart:style-name="ch5">
              <text:p>efficiency %</text:p>
            </chart:title>
            <chart:grid chart:style-name="ch6" chart:class="major"/>
          </chart:axis>
          <chart:series chart:style-name="ch7" chart:values-cell-range-address="Sheet1.C29:Sheet1.C37" chart:class="chart:line">
            <chart:error-indicator chart:style-name="ch8" chart:dimension="y"/>
            <chart:data-point chart:repeated="9"/>
          </chart:series>
          <chart:series chart:style-name="ch9" chart:values-cell-range-address="Sheet1.J29:Sheet1.J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141">
                <text:p>50.141</text:p>
                <draw:g>
                  <svg:desc>Sheet1.C29:Sheet1.C37</svg:desc>
                </draw:g>
              </table:table-cell>
              <table:table-cell office:value-type="float" office:value="0.0942469">
                <text:p>0.0942469</text:p>
                <draw:g>
                  <svg:desc>Sheet1.D29:Sheet1.D37</svg:desc>
                </draw:g>
              </table:table-cell>
              <table:table-cell office:value-type="float" office:value="0.0942469">
                <text:p>0.0942469</text:p>
                <draw:g>
                  <svg:desc>Sheet1.D29:Sheet1.D37</svg:desc>
                </draw:g>
              </table:table-cell>
              <table:table-cell office:value-type="float" office:value="40.3481">
                <text:p>40.3481</text:p>
                <draw:g>
                  <svg:desc>Sheet1.J29:Sheet1.J37</svg:desc>
                </draw:g>
              </table:table-cell>
              <table:table-cell office:value-type="float" office:value="0.0891143">
                <text:p>0.0891143</text:p>
                <draw:g>
                  <svg:desc>Sheet1.K29:Sheet1.K37</svg:desc>
                </draw:g>
              </table:table-cell>
              <table:table-cell office:value-type="float" office:value="0.0891143">
                <text:p>0.0891143</text:p>
                <draw:g>
                  <svg:desc>Sheet1.K29:Sheet1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4954">
                <text:p>50.4954</text:p>
              </table:table-cell>
              <table:table-cell office:value-type="float" office:value="0.0632867">
                <text:p>0.0632867</text:p>
              </table:table-cell>
              <table:table-cell office:value-type="float" office:value="0.0632867">
                <text:p>0.0632867</text:p>
              </table:table-cell>
              <table:table-cell office:value-type="float" office:value="40.7647">
                <text:p>40.7647</text:p>
              </table:table-cell>
              <table:table-cell office:value-type="float" office:value="0.059991">
                <text:p>0.059991</text:p>
              </table:table-cell>
              <table:table-cell office:value-type="float" office:value="0.059991">
                <text:p>0.05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6325">
                <text:p>48.6325</text:p>
              </table:table-cell>
              <table:table-cell office:value-type="float" office:value="0.119025">
                <text:p>0.119025</text:p>
              </table:table-cell>
              <table:table-cell office:value-type="float" office:value="0.119025">
                <text:p>0.119025</text:p>
              </table:table-cell>
              <table:table-cell office:value-type="float" office:value="38.1596">
                <text:p>38.1596</text:p>
              </table:table-cell>
              <table:table-cell office:value-type="float" office:value="0.110805">
                <text:p>0.110805</text:p>
              </table:table-cell>
              <table:table-cell office:value-type="float" office:value="0.110805">
                <text:p>0.110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8121">
                <text:p>46.8121</text:p>
              </table:table-cell>
              <table:table-cell office:value-type="float" office:value="0.220819">
                <text:p>0.220819</text:p>
              </table:table-cell>
              <table:table-cell office:value-type="float" office:value="0.220819">
                <text:p>0.220819</text:p>
              </table:table-cell>
              <table:table-cell office:value-type="float" office:value="36.8151">
                <text:p>36.8151</text:p>
              </table:table-cell>
              <table:table-cell office:value-type="float" office:value="0.225362">
                <text:p>0.225362</text:p>
              </table:table-cell>
              <table:table-cell office:value-type="float" office:value="0.225362">
                <text:p>0.225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0536">
                <text:p>51.0536</text:p>
              </table:table-cell>
              <table:table-cell office:value-type="float" office:value="0.290956">
                <text:p>0.290956</text:p>
              </table:table-cell>
              <table:table-cell office:value-type="float" office:value="0.290956">
                <text:p>0.290956</text:p>
              </table:table-cell>
              <table:table-cell office:value-type="float" office:value="41.0437">
                <text:p>41.0437</text:p>
              </table:table-cell>
              <table:table-cell office:value-type="float" office:value="0.308701">
                <text:p>0.308701</text:p>
              </table:table-cell>
              <table:table-cell office:value-type="float" office:value="0.308701">
                <text:p>0.308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289">
                <text:p>51.289</text:p>
              </table:table-cell>
              <table:table-cell office:value-type="float" office:value="0.313489">
                <text:p>0.313489</text:p>
              </table:table-cell>
              <table:table-cell office:value-type="float" office:value="0.313489">
                <text:p>0.313489</text:p>
              </table:table-cell>
              <table:table-cell office:value-type="float" office:value="41.6184">
                <text:p>41.6184</text:p>
              </table:table-cell>
              <table:table-cell office:value-type="float" office:value="0.329452">
                <text:p>0.329452</text:p>
              </table:table-cell>
              <table:table-cell office:value-type="float" office:value="0.329452">
                <text:p>0.329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9492">
                <text:p>52.9492</text:p>
              </table:table-cell>
              <table:table-cell office:value-type="float" office:value="0.147322">
                <text:p>0.147322</text:p>
              </table:table-cell>
              <table:table-cell office:value-type="float" office:value="0.147322">
                <text:p>0.147322</text:p>
              </table:table-cell>
              <table:table-cell office:value-type="float" office:value="43.3869">
                <text:p>43.3869</text:p>
              </table:table-cell>
              <table:table-cell office:value-type="float" office:value="0.158682">
                <text:p>0.158682</text:p>
              </table:table-cell>
              <table:table-cell office:value-type="float" office:value="0.158682">
                <text:p>0.158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.0219">
                <text:p>51.0219</text:p>
              </table:table-cell>
              <table:table-cell office:value-type="float" office:value="0.112278">
                <text:p>0.112278</text:p>
              </table:table-cell>
              <table:table-cell office:value-type="float" office:value="0.112278">
                <text:p>0.112278</text:p>
              </table:table-cell>
              <table:table-cell office:value-type="float" office:value="43.3869">
                <text:p>43.3869</text:p>
              </table:table-cell>
              <table:table-cell office:value-type="float" office:value="0.158682">
                <text:p>0.158682</text:p>
              </table:table-cell>
              <table:table-cell office:value-type="float" office:value="0.158682">
                <text:p>0.1586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25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Sheet1.F29:Sheet1.F37" chart:error-lower-range="Sheet1.F29:Sheet1.F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F29:Sheet1.F37" chart:error-lower-range="Sheet1.F29:Sheet1.F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Sheet1.M29:Sheet1.M37" chart:error-lower-range="Sheet1.M29:Sheet1.M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M29:Sheet1.M37" chart:error-lower-range="Sheet1.M29:Sheet1.M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cm" svg:height="7.256cm" xlink:href=".." xlink:type="simple" chart:class="chart:line" chart:style-name="ch1">
        <chart:plot-area chart:style-name="ch2" table:cell-range-address="Sheet1.E29:Sheet1.E37 Sheet1.L29:Sheet1.L37" svg:x="1.413cm" svg:y="0.145cm" svg:width="11.229cm" svg:height="6.966cm">
          <chartooo:coordinate-region svg:x="2.325cm" svg:y="0.344cm" svg:width="10.223cm" svg:height="6.12cm"/>
          <chart:axis chart:dimension="x" chart:name="primary-x" chart:style-name="ch3"/>
          <chart:axis chart:dimension="y" chart:name="primary-y" chart:style-name="ch4">
            <chart:title svg:x="0.451cm" svg:y="4.617cm" chart:style-name="ch5">
              <text:p>mistag %</text:p>
            </chart:title>
            <chart:grid chart:style-name="ch6" chart:class="major"/>
          </chart:axis>
          <chart:series chart:style-name="ch7" chart:values-cell-range-address="Sheet1.E29:Sheet1.E37" chart:class="chart:line">
            <chart:error-indicator chart:style-name="ch8" chart:dimension="y"/>
            <chart:data-point chart:repeated="9"/>
          </chart:series>
          <chart:series chart:style-name="ch9" chart:values-cell-range-address="Sheet1.L29:Sheet1.L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3876">
                <text:p>32.3876</text:p>
                <draw:g>
                  <svg:desc>Sheet1.E29:Sheet1.E37</svg:desc>
                </draw:g>
              </table:table-cell>
              <table:table-cell office:value-type="float" office:value="0.124567">
                <text:p>0.124567</text:p>
                <draw:g>
                  <svg:desc>Sheet1.F29:Sheet1.F37</svg:desc>
                </draw:g>
              </table:table-cell>
              <table:table-cell office:value-type="float" office:value="0.124567">
                <text:p>0.124567</text:p>
                <draw:g>
                  <svg:desc>Sheet1.F29:Sheet1.F37</svg:desc>
                </draw:g>
              </table:table-cell>
              <table:table-cell office:value-type="float" office:value="29.2085">
                <text:p>29.2085</text:p>
                <draw:g>
                  <svg:desc>Sheet1.L29:Sheet1.L37</svg:desc>
                </draw:g>
              </table:table-cell>
              <table:table-cell office:value-type="float" office:value="0.147595">
                <text:p>0.147595</text:p>
                <draw:g>
                  <svg:desc>Sheet1.M29:Sheet1.M37</svg:desc>
                </draw:g>
              </table:table-cell>
              <table:table-cell office:value-type="float" office:value="0.147595">
                <text:p>0.147595</text:p>
                <draw:g>
                  <svg:desc>Sheet1.M29:Sheet1.M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2306">
                <text:p>31.2306</text:p>
              </table:table-cell>
              <table:table-cell office:value-type="float" office:value="0.0825517">
                <text:p>0.0825517</text:p>
              </table:table-cell>
              <table:table-cell office:value-type="float" office:value="0.0825517">
                <text:p>0.0825517</text:p>
              </table:table-cell>
              <table:table-cell office:value-type="float" office:value="28.0981">
                <text:p>28.0981</text:p>
              </table:table-cell>
              <table:table-cell office:value-type="float" office:value="0.0974761">
                <text:p>0.0974761</text:p>
              </table:table-cell>
              <table:table-cell office:value-type="float" office:value="0.0974761">
                <text:p>0.0974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5027">
                <text:p>32.5027</text:p>
              </table:table-cell>
              <table:table-cell office:value-type="float" office:value="0.159945">
                <text:p>0.159945</text:p>
              </table:table-cell>
              <table:table-cell office:value-type="float" office:value="0.159945">
                <text:p>0.159945</text:p>
              </table:table-cell>
              <table:table-cell office:value-type="float" office:value="28.9167">
                <text:p>28.9167</text:p>
              </table:table-cell>
              <table:table-cell office:value-type="float" office:value="0.191769">
                <text:p>0.191769</text:p>
              </table:table-cell>
              <table:table-cell office:value-type="float" office:value="0.191769">
                <text:p>0.191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6224">
                <text:p>31.6224</text:p>
              </table:table-cell>
              <table:table-cell office:value-type="float" office:value="0.300403">
                <text:p>0.300403</text:p>
              </table:table-cell>
              <table:table-cell office:value-type="float" office:value="0.300403">
                <text:p>0.300403</text:p>
              </table:table-cell>
              <table:table-cell office:value-type="float" office:value="28.0494">
                <text:p>28.0494</text:p>
              </table:table-cell>
              <table:table-cell office:value-type="float" office:value="0.31761">
                <text:p>0.31761</text:p>
              </table:table-cell>
              <table:table-cell office:value-type="float" office:value="0.31761">
                <text:p>0.31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2421">
                <text:p>31.2421</text:p>
              </table:table-cell>
              <table:table-cell office:value-type="float" office:value="0.378085">
                <text:p>0.378085</text:p>
              </table:table-cell>
              <table:table-cell office:value-type="float" office:value="0.378085">
                <text:p>0.378085</text:p>
              </table:table-cell>
              <table:table-cell office:value-type="float" office:value="27.9642">
                <text:p>27.9642</text:p>
              </table:table-cell>
              <table:table-cell office:value-type="float" office:value="0.444911">
                <text:p>0.444911</text:p>
              </table:table-cell>
              <table:table-cell office:value-type="float" office:value="0.444911">
                <text:p>0.444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5052">
                <text:p>30.5052</text:p>
              </table:table-cell>
              <table:table-cell office:value-type="float" office:value="0.405992">
                <text:p>0.405992</text:p>
              </table:table-cell>
              <table:table-cell office:value-type="float" office:value="0.405992">
                <text:p>0.405992</text:p>
              </table:table-cell>
              <table:table-cell office:value-type="float" office:value="26.9361">
                <text:p>26.9361</text:p>
              </table:table-cell>
              <table:table-cell office:value-type="float" office:value="0.458426">
                <text:p>0.458426</text:p>
              </table:table-cell>
              <table:table-cell office:value-type="float" office:value="0.458426">
                <text:p>0.458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4433">
                <text:p>30.4433</text:p>
              </table:table-cell>
              <table:table-cell office:value-type="float" office:value="0.185894">
                <text:p>0.185894</text:p>
              </table:table-cell>
              <table:table-cell office:value-type="float" office:value="0.185894">
                <text:p>0.185894</text:p>
              </table:table-cell>
              <table:table-cell office:value-type="float" office:value="27.3092">
                <text:p>27.3092</text:p>
              </table:table-cell>
              <table:table-cell office:value-type="float" office:value="0.222315">
                <text:p>0.222315</text:p>
              </table:table-cell>
              <table:table-cell office:value-type="float" office:value="0.222315">
                <text:p>0.222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7808">
                <text:p>30.7808</text:p>
              </table:table-cell>
              <table:table-cell office:value-type="float" office:value="0.170743">
                <text:p>0.170743</text:p>
              </table:table-cell>
              <table:table-cell office:value-type="float" office:value="0.170743">
                <text:p>0.170743</text:p>
              </table:table-cell>
              <table:table-cell office:value-type="float" office:value="27.3092">
                <text:p>27.3092</text:p>
              </table:table-cell>
              <table:table-cell office:value-type="float" office:value="0.222315">
                <text:p>0.222315</text:p>
              </table:table-cell>
              <table:table-cell office:value-type="float" office:value="0.222315">
                <text:p>0.2223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Sheet1.H29:Sheet1.H37" chart:error-lower-range="Sheet1.H29:Sheet1.H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H29:Sheet1.H37" chart:error-lower-range="Sheet1.H29:Sheet1.H37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1">
      <style:chart-properties chart:symbol-type="named-symbol" chart:symbol-name="diamond" chart:symbol-width="0.1cm" chart:symbol-height="0.1cm" chart:link-data-style-to-source="true" chart:error-category="cell-range" chart:error-upper-range="Sheet1.O29:Sheet1.O37" chart:error-lower-range="Sheet1.O29:Sheet1.O37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O29:Sheet1.O37" chart:error-lower-range="Sheet1.O29:Sheet1.O3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66cm" svg:height="7.237cm" xlink:href=".." xlink:type="simple" chart:class="chart:line" chart:style-name="ch1">
        <chart:plot-area chart:style-name="ch2" table:cell-range-address="Sheet1.G29:Sheet1.G37 Sheet1.N29:Sheet1.N37" svg:x="1.412cm" svg:y="0.144cm" svg:width="11.197cm" svg:height="6.949cm">
          <chartooo:coordinate-region svg:x="2.139cm" svg:y="0.344cm" svg:width="10.191cm" svg:height="6.102cm"/>
          <chart:axis chart:dimension="x" chart:name="primary-x" chart:style-name="ch3"/>
          <chart:axis chart:dimension="y" chart:name="primary-y" chart:style-name="ch4">
            <chart:title svg:x="0.451cm" svg:y="4.554cm" chart:style-name="ch5">
              <text:p>power %</text:p>
            </chart:title>
            <chart:grid chart:style-name="ch6" chart:class="major"/>
          </chart:axis>
          <chart:series chart:style-name="ch7" chart:values-cell-range-address="Sheet1.G29:Sheet1.G37" chart:class="chart:line">
            <chart:error-indicator chart:style-name="ch8" chart:dimension="y"/>
            <chart:data-point chart:repeated="9"/>
          </chart:series>
          <chart:series chart:style-name="ch9" chart:values-cell-range-address="Sheet1.N29:Sheet1.N37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2142">
                <text:p>6.22142</text:p>
                <draw:g>
                  <svg:desc>Sheet1.G29:Sheet1.G37</svg:desc>
                </draw:g>
              </table:table-cell>
              <table:table-cell office:value-type="float" office:value="0.0887782">
                <text:p>0.0887782</text:p>
                <draw:g>
                  <svg:desc>Sheet1.H29:Sheet1.H37</svg:desc>
                </draw:g>
              </table:table-cell>
              <table:table-cell office:value-type="float" office:value="0.0887782">
                <text:p>0.0887782</text:p>
                <draw:g>
                  <svg:desc>Sheet1.H29:Sheet1.H37</svg:desc>
                </draw:g>
              </table:table-cell>
              <table:table-cell office:value-type="float" office:value="6.97678">
                <text:p>6.97678</text:p>
                <draw:g>
                  <svg:desc>Sheet1.N29:Sheet1.N37</svg:desc>
                </draw:g>
              </table:table-cell>
              <table:table-cell office:value-type="float" office:value="0.100245">
                <text:p>0.100245</text:p>
                <draw:g>
                  <svg:desc>Sheet1.O29:Sheet1.O37</svg:desc>
                </draw:g>
              </table:table-cell>
              <table:table-cell office:value-type="float" office:value="0.100245">
                <text:p>0.100245</text:p>
                <draw:g>
                  <svg:desc>Sheet1.O29:Sheet1.O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1558">
                <text:p>7.11558</text:p>
              </table:table-cell>
              <table:table-cell office:value-type="float" office:value="0.0632239">
                <text:p>0.0632239</text:p>
              </table:table-cell>
              <table:table-cell office:value-type="float" office:value="0.0632239">
                <text:p>0.0632239</text:p>
              </table:table-cell>
              <table:table-cell office:value-type="float" office:value="7.8218">
                <text:p>7.8218</text:p>
              </table:table-cell>
              <table:table-cell office:value-type="float" office:value="0.0705682">
                <text:p>0.0705682</text:p>
              </table:table-cell>
              <table:table-cell office:value-type="float" office:value="0.0705682">
                <text:p>0.0705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5563">
                <text:p>5.95563</text:p>
              </table:table-cell>
              <table:table-cell office:value-type="float" office:value="0.109854">
                <text:p>0.109854</text:p>
              </table:table-cell>
              <table:table-cell office:value-type="float" office:value="0.109854">
                <text:p>0.109854</text:p>
              </table:table-cell>
              <table:table-cell office:value-type="float" office:value="6.78484">
                <text:p>6.78484</text:p>
              </table:table-cell>
              <table:table-cell office:value-type="float" office:value="0.12499">
                <text:p>0.12499</text:p>
              </table:table-cell>
              <table:table-cell office:value-type="float" office:value="0.12499">
                <text:p>0.12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2407">
                <text:p>6.32407</text:p>
              </table:table-cell>
              <table:table-cell office:value-type="float" office:value="0.200268">
                <text:p>0.200268</text:p>
              </table:table-cell>
              <table:table-cell office:value-type="float" office:value="0.200268">
                <text:p>0.200268</text:p>
              </table:table-cell>
              <table:table-cell office:value-type="float" office:value="7.09544">
                <text:p>7.09544</text:p>
              </table:table-cell>
              <table:table-cell office:value-type="float" office:value="0.204756">
                <text:p>0.204756</text:p>
              </table:table-cell>
              <table:table-cell office:value-type="float" office:value="0.204756">
                <text:p>0.204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8547">
                <text:p>7.18547</text:p>
              </table:table-cell>
              <table:table-cell office:value-type="float" office:value="0.28266">
                <text:p>0.28266</text:p>
              </table:table-cell>
              <table:table-cell office:value-type="float" office:value="0.28266">
                <text:p>0.28266</text:p>
              </table:table-cell>
              <table:table-cell office:value-type="float" office:value="7.97191">
                <text:p>7.97191</text:p>
              </table:table-cell>
              <table:table-cell office:value-type="float" office:value="0.311654">
                <text:p>0.311654</text:p>
              </table:table-cell>
              <table:table-cell office:value-type="float" office:value="0.311654">
                <text:p>0.311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79687">
                <text:p>7.79687</text:p>
              </table:table-cell>
              <table:table-cell office:value-type="float" office:value="0.316195">
                <text:p>0.316195</text:p>
              </table:table-cell>
              <table:table-cell office:value-type="float" office:value="0.316195">
                <text:p>0.316195</text:p>
              </table:table-cell>
              <table:table-cell office:value-type="float" office:value="8.85547">
                <text:p>8.85547</text:p>
              </table:table-cell>
              <table:table-cell office:value-type="float" office:value="0.341978">
                <text:p>0.341978</text:p>
              </table:table-cell>
              <table:table-cell office:value-type="float" office:value="0.341978">
                <text:p>0.3419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10049">
                <text:p>8.10049</text:p>
              </table:table-cell>
              <table:table-cell office:value-type="float" office:value="0.150175">
                <text:p>0.150175</text:p>
              </table:table-cell>
              <table:table-cell office:value-type="float" office:value="0.150175">
                <text:p>0.150175</text:p>
              </table:table-cell>
              <table:table-cell office:value-type="float" office:value="8.93549">
                <text:p>8.93549</text:p>
              </table:table-cell>
              <table:table-cell office:value-type="float" office:value="0.168791">
                <text:p>0.168791</text:p>
              </table:table-cell>
              <table:table-cell office:value-type="float" office:value="0.168791">
                <text:p>0.168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3852">
                <text:p>7.53852</text:p>
              </table:table-cell>
              <table:table-cell office:value-type="float" office:value="0.12668">
                <text:p>0.12668</text:p>
              </table:table-cell>
              <table:table-cell office:value-type="float" office:value="0.12668">
                <text:p>0.12668</text:p>
              </table:table-cell>
              <table:table-cell office:value-type="float" office:value="8.93549">
                <text:p>8.93549</text:p>
              </table:table-cell>
              <table:table-cell office:value-type="float" office:value="0.168791">
                <text:p>0.168791</text:p>
              </table:table-cell>
              <table:table-cell office:value-type="float" office:value="0.168791">
                <text:p>0.1687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D2:Sheet1.D10" chart:error-lower-range="Sheet1.D2:Sheet1.D10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40" chart:maximum="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Sheet1.D2:Sheet1.D10" chart:error-lower-range="Sheet1.D2:Sheet1.D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D2:Sheet1.D10" chart:error-lower-range="Sheet1.D2:Sheet1.D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cm" svg:height="7.403cm" xlink:href=".." xlink:type="simple" chart:class="chart:line" chart:style-name="ch1">
        <chart:plot-area chart:style-name="ch2" table:cell-range-address="Sheet1.C2:Sheet1.C10" svg:x="1.418cm" svg:y="0.148cm" svg:width="11.479cm" svg:height="7.107cm">
          <chartooo:coordinate-region svg:x="2.33cm" svg:y="0.148cm" svg:width="10.473cm" svg:height="6.46cm"/>
          <chart:axis chart:dimension="x" chart:name="primary-x" chart:style-name="ch3"/>
          <chart:axis chart:dimension="y" chart:name="primary-y" chart:style-name="ch4">
            <chart:title svg:x="0.451cm" svg:y="4.981cm" chart:style-name="ch5">
              <text:p>efficiency %</text:p>
            </chart:title>
            <chart:grid chart:style-name="ch6" chart:class="major"/>
          </chart:axis>
          <chart:series chart:style-name="ch7" chart:values-cell-range-address="Sheet1.C2:Sheet1.C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1988">
                <text:p>47.1988</text:p>
                <draw:g>
                  <svg:desc>Sheet1.C2:Sheet1.C10</svg:desc>
                </draw:g>
              </table:table-cell>
              <table:table-cell office:value-type="float" office:value="0.0822263">
                <text:p>0.0822263</text:p>
                <draw:g>
                  <svg:desc>Sheet1.D2:Sheet1.D10</svg:desc>
                </draw:g>
              </table:table-cell>
              <table:table-cell office:value-type="float" office:value="0.0822263">
                <text:p>0.0822263</text:p>
                <draw:g>
                  <svg:desc>Sheet1.D2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8936">
                <text:p>44.8936</text:p>
              </table:table-cell>
              <table:table-cell office:value-type="float" office:value="0.122432">
                <text:p>0.122432</text:p>
              </table:table-cell>
              <table:table-cell office:value-type="float" office:value="0.122432">
                <text:p>0.122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7634">
                <text:p>45.7634</text:p>
              </table:table-cell>
              <table:table-cell office:value-type="float" office:value="0.142473">
                <text:p>0.142473</text:p>
              </table:table-cell>
              <table:table-cell office:value-type="float" office:value="0.142473">
                <text:p>0.14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4499">
                <text:p>48.4499</text:p>
              </table:table-cell>
              <table:table-cell office:value-type="float" office:value="0.239141">
                <text:p>0.239141</text:p>
              </table:table-cell>
              <table:table-cell office:value-type="float" office:value="0.239141">
                <text:p>0.239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1898">
                <text:p>48.1898</text:p>
              </table:table-cell>
              <table:table-cell office:value-type="float" office:value="0.351745">
                <text:p>0.351745</text:p>
              </table:table-cell>
              <table:table-cell office:value-type="float" office:value="0.351745">
                <text:p>0.351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053">
                <text:p>45.053</text:p>
              </table:table-cell>
              <table:table-cell office:value-type="float" office:value="0.24572">
                <text:p>0.24572</text:p>
              </table:table-cell>
              <table:table-cell office:value-type="float" office:value="0.24572">
                <text:p>0.24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2807">
                <text:p>43.2807</text:p>
              </table:table-cell>
              <table:table-cell office:value-type="float" office:value="0.229519">
                <text:p>0.229519</text:p>
              </table:table-cell>
              <table:table-cell office:value-type="float" office:value="0.229519">
                <text:p>0.229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.7584">
                <text:p>45.7584</text:p>
              </table:table-cell>
              <table:table-cell office:value-type="float" office:value="0.131349">
                <text:p>0.131349</text:p>
              </table:table-cell>
              <table:table-cell office:value-type="float" office:value="0.131349">
                <text:p>0.1313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F2:Sheet1.F10" chart:error-lower-range="Sheet1.F2:Sheet1.F10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25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Sheet1.F2:Sheet1.F10" chart:error-lower-range="Sheet1.F2:Sheet1.F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F2:Sheet1.F10" chart:error-lower-range="Sheet1.F2:Sheet1.F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cm" svg:height="7.256cm" xlink:href=".." xlink:type="simple" chart:class="chart:line" chart:style-name="ch1">
        <chart:plot-area chart:style-name="ch2" table:cell-range-address="Sheet1.E2:Sheet1.E10" svg:x="1.413cm" svg:y="0.145cm" svg:width="11.229cm" svg:height="6.966cm">
          <chartooo:coordinate-region svg:x="2.325cm" svg:y="0.344cm" svg:width="10.223cm" svg:height="6.12cm"/>
          <chart:axis chart:dimension="x" chart:name="primary-x" chart:style-name="ch3"/>
          <chart:axis chart:dimension="y" chart:name="primary-y" chart:style-name="ch4">
            <chart:title svg:x="0.451cm" svg:y="4.617cm" chart:style-name="ch5">
              <text:p>mistag %</text:p>
            </chart:title>
            <chart:grid chart:style-name="ch6" chart:class="major"/>
          </chart:axis>
          <chart:series chart:style-name="ch7" chart:values-cell-range-address="Sheet1.E2:Sheet1.E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4442">
                <text:p>31.4442</text:p>
                <draw:g>
                  <svg:desc>Sheet1.E2:Sheet1.E10</svg:desc>
                </draw:g>
              </table:table-cell>
              <table:table-cell office:value-type="float" office:value="0.111314">
                <text:p>0.111314</text:p>
                <draw:g>
                  <svg:desc>Sheet1.F2:Sheet1.F10</svg:desc>
                </draw:g>
              </table:table-cell>
              <table:table-cell office:value-type="float" office:value="0.111314">
                <text:p>0.111314</text:p>
                <draw:g>
                  <svg:desc>Sheet1.F2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4">
                <text:p>32.4</text:p>
              </table:table-cell>
              <table:table-cell office:value-type="float" office:value="0.17189">
                <text:p>0.17189</text:p>
              </table:table-cell>
              <table:table-cell office:value-type="float" office:value="0.17189">
                <text:p>0.17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1044">
                <text:p>31.1044</text:p>
              </table:table-cell>
              <table:table-cell office:value-type="float" office:value="0.195693">
                <text:p>0.195693</text:p>
              </table:table-cell>
              <table:table-cell office:value-type="float" office:value="0.195693">
                <text:p>0.195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3155">
                <text:p>30.3155</text:p>
              </table:table-cell>
              <table:table-cell office:value-type="float" office:value="0.312644">
                <text:p>0.312644</text:p>
              </table:table-cell>
              <table:table-cell office:value-type="float" office:value="0.312644">
                <text:p>0.312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0462">
                <text:p>31.0462</text:p>
              </table:table-cell>
              <table:table-cell office:value-type="float" office:value="0.482011">
                <text:p>0.482011</text:p>
              </table:table-cell>
              <table:table-cell office:value-type="float" office:value="0.482011">
                <text:p>0.482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4284">
                <text:p>30.4284</text:p>
              </table:table-cell>
              <table:table-cell office:value-type="float" office:value="0.34238">
                <text:p>0.34238</text:p>
              </table:table-cell>
              <table:table-cell office:value-type="float" office:value="0.34238">
                <text:p>0.34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4372">
                <text:p>31.4372</text:p>
              </table:table-cell>
              <table:table-cell office:value-type="float" office:value="0.354667">
                <text:p>0.354667</text:p>
              </table:table-cell>
              <table:table-cell office:value-type="float" office:value="0.354667">
                <text:p>0.354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7272">
                <text:p>30.7272</text:p>
              </table:table-cell>
              <table:table-cell office:value-type="float" office:value="0.181272">
                <text:p>0.181272</text:p>
              </table:table-cell>
              <table:table-cell office:value-type="float" office:value="0.181272">
                <text:p>0.181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H2:Sheet1.H10" chart:error-lower-range="Sheet1.H2:Sheet1.H10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1cm" chart:symbol-height="0.1cm" chart:link-data-style-to-source="true" chart:error-category="cell-range" chart:error-upper-range="Sheet1.H2:Sheet1.H10" chart:error-lower-range="Sheet1.H2:Sheet1.H1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H2:Sheet1.H10" chart:error-lower-range="Sheet1.H2:Sheet1.H10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66cm" svg:height="7.237cm" xlink:href=".." xlink:type="simple" chart:class="chart:line" chart:style-name="ch1">
        <chart:plot-area chart:style-name="ch2" table:cell-range-address="Sheet1.G2:Sheet1.G10" svg:x="1.412cm" svg:y="0.144cm" svg:width="11.197cm" svg:height="6.949cm">
          <chartooo:coordinate-region svg:x="2.139cm" svg:y="0.343cm" svg:width="10.376cm" svg:height="6.103cm"/>
          <chart:axis chart:dimension="x" chart:name="primary-x" chart:style-name="ch3"/>
          <chart:axis chart:dimension="y" chart:name="primary-y" chart:style-name="ch4">
            <chart:title svg:x="0.451cm" svg:y="4.554cm" chart:style-name="ch5">
              <text:p>power %</text:p>
            </chart:title>
            <chart:grid chart:style-name="ch6" chart:class="major"/>
          </chart:axis>
          <chart:series chart:style-name="ch7" chart:values-cell-range-address="Sheet1.G2:Sheet1.G10" chart:class="chart:line">
            <chart:error-indicator chart:style-name="ch8" chart:dimension="y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50053">
                <text:p>6.50053</text:p>
                <draw:g>
                  <svg:desc>Sheet1.G2:Sheet1.G10</svg:desc>
                </draw:g>
              </table:table-cell>
              <table:table-cell office:value-type="float" office:value="0.0788099">
                <text:p>0.0788099</text:p>
                <draw:g>
                  <svg:desc>Sheet1.H2:Sheet1.H10</svg:desc>
                </draw:g>
              </table:table-cell>
              <table:table-cell office:value-type="float" office:value="0.0788099">
                <text:p>0.0788099</text:p>
                <draw:g>
                  <svg:desc>Sheet1.H2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8137">
                <text:p>5.58137</text:p>
              </table:table-cell>
              <table:table-cell office:value-type="float" office:value="0.109896">
                <text:p>0.109896</text:p>
              </table:table-cell>
              <table:table-cell office:value-type="float" office:value="0.109896">
                <text:p>0.10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3585">
                <text:p>6.53585</text:p>
              </table:table-cell>
              <table:table-cell office:value-type="float" office:value="0.136898">
                <text:p>0.136898</text:p>
              </table:table-cell>
              <table:table-cell office:value-type="float" office:value="0.136898">
                <text:p>0.136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50935">
                <text:p>7.50935</text:p>
              </table:table-cell>
              <table:table-cell office:value-type="float" office:value="0.232636">
                <text:p>0.232636</text:p>
              </table:table-cell>
              <table:table-cell office:value-type="float" office:value="0.232636">
                <text:p>0.232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92478">
                <text:p>6.92478</text:p>
              </table:table-cell>
              <table:table-cell office:value-type="float" office:value="0.338748">
                <text:p>0.338748</text:p>
              </table:table-cell>
              <table:table-cell office:value-type="float" office:value="0.338748">
                <text:p>0.338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0299">
                <text:p>6.90299</text:p>
              </table:table-cell>
              <table:table-cell office:value-type="float" office:value="0.233341">
                <text:p>0.233341</text:p>
              </table:table-cell>
              <table:table-cell office:value-type="float" office:value="0.233341">
                <text:p>0.233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6542">
                <text:p>5.96542</text:p>
              </table:table-cell>
              <table:table-cell office:value-type="float" office:value="0.215947">
                <text:p>0.215947</text:p>
              </table:table-cell>
              <table:table-cell office:value-type="float" office:value="0.215947">
                <text:p>0.215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9859">
                <text:p>6.79859</text:p>
              </table:table-cell>
              <table:table-cell office:value-type="float" office:value="0.124509">
                <text:p>0.124509</text:p>
              </table:table-cell>
              <table:table-cell office:value-type="float" office:value="0.124509">
                <text:p>0.1245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